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weight="bold" officeooo:rsid="00070309" officeooo:paragraph-rsid="00070309" style:font-size-asian="13.1000003814697pt" style:font-weight-asian="bold" style:font-size-complex="15pt" style:font-weight-complex="bold"/>
    </style:style>
    <style:style style:name="P2" style:family="paragraph" style:parent-style-name="Standard">
      <style:text-properties fo:font-size="15pt" fo:font-weight="bold" officeooo:rsid="0008d776" officeooo:paragraph-rsid="0008d776" style:font-size-asian="13.1000003814697pt" style:font-weight-asian="bold" style:font-size-complex="15pt" style:font-weight-complex="bold"/>
    </style:style>
    <style:style style:name="P3" style:family="paragraph" style:parent-style-name="Standard">
      <style:text-properties fo:font-size="15pt" fo:font-weight="bold" officeooo:rsid="000909a8" officeooo:paragraph-rsid="000909a8" style:font-size-asian="13.1000003814697pt" style:font-weight-asian="bold" style:font-size-complex="15pt" style:font-weight-complex="bold"/>
    </style:style>
    <style:style style:name="P4" style:family="paragraph" style:parent-style-name="Standard">
      <style:text-properties fo:font-size="15pt" fo:font-weight="bold" officeooo:rsid="000d2425" officeooo:paragraph-rsid="000d2425" style:font-size-asian="13.1000003814697pt" style:font-weight-asian="bold" style:font-size-complex="15pt" style:font-weight-complex="bold"/>
    </style:style>
    <style:style style:name="P5" style:family="paragraph" style:parent-style-name="Standard">
      <style:text-properties fo:font-size="15pt" fo:font-weight="bold" officeooo:rsid="000d552c" officeooo:paragraph-rsid="000d552c" style:font-size-asian="13.1000003814697pt" style:font-weight-asian="bold" style:font-size-complex="15pt" style:font-weight-complex="bold"/>
    </style:style>
    <style:style style:name="P6" style:family="paragraph" style:parent-style-name="Standard">
      <style:text-properties fo:font-size="15pt" fo:font-weight="bold" officeooo:rsid="000e487d" officeooo:paragraph-rsid="000e487d" style:font-size-asian="13.1000003814697pt" style:font-weight-asian="bold" style:font-size-complex="15pt" style:font-weight-complex="bold"/>
    </style:style>
    <style:style style:name="P7" style:family="paragraph" style:parent-style-name="Standard">
      <style:text-properties fo:font-size="15pt" fo:font-weight="bold" officeooo:rsid="000e9e45" officeooo:paragraph-rsid="000e9e45" style:font-size-asian="13.1000003814697pt" style:font-weight-asian="bold" style:font-size-complex="15pt" style:font-weight-complex="bold"/>
    </style:style>
    <style:style style:name="P8" style:family="paragraph" style:parent-style-name="Standard">
      <style:text-properties fo:font-size="15pt" fo:font-weight="bold" officeooo:paragraph-rsid="000e9e45" style:font-size-asian="13.1000003814697pt" style:font-weight-asian="bold" style:font-size-complex="15pt" style:font-weight-complex="bold"/>
    </style:style>
    <style:style style:name="P9" style:family="paragraph" style:parent-style-name="Standard">
      <style:text-properties fo:font-size="15pt" fo:font-weight="bold" officeooo:rsid="000ff052" officeooo:paragraph-rsid="000ff052" style:font-size-asian="13.1000003814697pt" style:font-weight-asian="bold" style:font-size-complex="15pt" style:font-weight-complex="bold"/>
    </style:style>
    <style:style style:name="P10" style:family="paragraph" style:parent-style-name="Standard">
      <style:paragraph-properties>
        <style:tab-stops>
          <style:tab-stop style:position="12.891cm"/>
        </style:tab-stops>
      </style:paragraph-properties>
      <style:text-properties fo:font-size="15pt" fo:font-weight="bold" officeooo:rsid="000ff052" officeooo:paragraph-rsid="000ff052" style:font-size-asian="13.1000003814697pt" style:font-weight-asian="bold" style:font-size-complex="15pt" style:font-weight-complex="bold"/>
    </style:style>
    <style:style style:name="P11" style:family="paragraph" style:parent-style-name="Standard">
      <style:text-properties fo:font-size="15pt" fo:font-weight="bold" officeooo:paragraph-rsid="000ff052" style:font-size-asian="13.1000003814697pt" style:font-weight-asian="bold" style:font-size-complex="15pt" style:font-weight-complex="bold"/>
    </style:style>
    <style:style style:name="P12" style:family="paragraph" style:parent-style-name="Standard">
      <style:paragraph-properties>
        <style:tab-stops>
          <style:tab-stop style:position="12.891cm"/>
        </style:tab-stops>
      </style:paragraph-properties>
      <style:text-properties fo:font-size="15pt" fo:font-weight="bold" officeooo:rsid="0011c724" officeooo:paragraph-rsid="0011c724" style:font-size-asian="13.1000003814697pt" style:font-weight-asian="bold" style:font-size-complex="15pt" style:font-weight-complex="bold"/>
    </style:style>
    <style:style style:name="P13" style:family="paragraph" style:parent-style-name="Standard">
      <style:paragraph-properties>
        <style:tab-stops>
          <style:tab-stop style:position="12.891cm"/>
        </style:tab-stops>
      </style:paragraph-properties>
      <style:text-properties fo:font-size="15pt" fo:font-weight="bold" officeooo:rsid="0012d9e5" officeooo:paragraph-rsid="0012d9e5" style:font-size-asian="13.1000003814697pt" style:font-weight-asian="bold" style:font-size-complex="15pt" style:font-weight-complex="bold"/>
    </style:style>
    <style:style style:name="P14" style:family="paragraph" style:parent-style-name="Standard">
      <style:text-properties fo:font-size="15pt" fo:font-style="normal" fo:font-weight="bold" officeooo:rsid="000909a8" officeooo:paragraph-rsid="000909a8" style:font-size-asian="13.1000003814697pt" style:font-style-asian="normal" style:font-weight-asian="bold" style:font-size-complex="15pt" style:font-style-complex="normal" style:font-weight-complex="bold"/>
    </style:style>
    <style:style style:name="P15" style:family="paragraph" style:parent-style-name="Standard">
      <style:text-properties fo:font-size="15pt" fo:font-style="normal" fo:font-weight="bold" officeooo:rsid="000aebdd" officeooo:paragraph-rsid="000c4dff" style:font-size-asian="13.1000003814697pt" style:font-style-asian="normal" style:font-weight-asian="bold" style:font-size-complex="15pt" style:font-style-complex="normal" style:font-weight-complex="bold"/>
    </style:style>
    <style:style style:name="P16" style:family="paragraph" style:parent-style-name="Standard">
      <style:text-properties fo:font-size="15pt" fo:font-style="normal" fo:font-weight="bold" officeooo:rsid="000c4dff" officeooo:paragraph-rsid="000c4dff" style:font-size-asian="13.1000003814697pt" style:font-style-asian="normal" style:font-weight-asian="bold" style:font-size-complex="15pt" style:font-style-complex="normal" style:font-weight-complex="bold"/>
    </style:style>
    <style:style style:name="P17" style:family="paragraph" style:parent-style-name="Standard">
      <style:text-properties fo:font-size="15pt" fo:font-style="normal" fo:font-weight="bold" officeooo:rsid="000c9980" officeooo:paragraph-rsid="000c9980" style:font-size-asian="13.1000003814697pt" style:font-style-asian="normal" style:font-weight-asian="bold" style:font-size-complex="15pt" style:font-style-complex="normal" style:font-weight-complex="bold"/>
    </style:style>
    <style:style style:name="P18" style:family="paragraph" style:parent-style-name="Standard">
      <style:text-properties officeooo:paragraph-rsid="00070309"/>
    </style:style>
    <style:style style:name="P19" style:family="paragraph" style:parent-style-name="Standard">
      <style:text-properties officeooo:paragraph-rsid="000909a8"/>
    </style:style>
    <style:style style:name="P20" style:family="paragraph" style:parent-style-name="Standard">
      <style:text-properties officeooo:paragraph-rsid="000aebdd"/>
    </style:style>
    <style:style style:name="P21" style:family="paragraph" style:parent-style-name="Standard">
      <style:text-properties officeooo:paragraph-rsid="000c4dff"/>
    </style:style>
    <style:style style:name="P22" style:family="paragraph" style:parent-style-name="Standard">
      <style:text-properties fo:font-size="12pt" fo:font-weight="normal" officeooo:rsid="00070309" officeooo:paragraph-rsid="00070309" style:font-size-asian="10.5pt" style:font-weight-asian="normal" style:font-size-complex="12pt" style:font-weight-complex="normal"/>
    </style:style>
    <style:style style:name="P23" style:family="paragraph" style:parent-style-name="Standard">
      <style:text-properties fo:font-size="12pt" fo:font-weight="normal" officeooo:rsid="0008d776" officeooo:paragraph-rsid="0008d776" style:font-size-asian="10.5pt" style:font-weight-asian="normal" style:font-size-complex="12pt" style:font-weight-complex="normal"/>
    </style:style>
    <style:style style:name="P24" style:family="paragraph" style:parent-style-name="Standard">
      <style:text-properties fo:font-size="12pt" fo:font-weight="normal" officeooo:rsid="000909a8" officeooo:paragraph-rsid="000909a8" style:font-size-asian="10.5pt" style:font-weight-asian="normal" style:font-size-complex="12pt" style:font-weight-complex="normal"/>
    </style:style>
    <style:style style:name="P25" style:family="paragraph" style:parent-style-name="Standard">
      <style:text-properties fo:font-size="12pt" fo:font-weight="normal" officeooo:paragraph-rsid="000c9980" style:font-size-asian="10.5pt" style:font-weight-asian="normal" style:font-size-complex="12pt" style:font-weight-complex="normal"/>
    </style:style>
    <style:style style:name="P26" style:family="paragraph" style:parent-style-name="Standard">
      <style:text-properties fo:font-size="12pt" fo:font-weight="normal" officeooo:rsid="000d2425" officeooo:paragraph-rsid="000d2425" style:font-size-asian="10.5pt" style:font-weight-asian="normal" style:font-size-complex="12pt" style:font-weight-complex="normal"/>
    </style:style>
    <style:style style:name="P27" style:family="paragraph" style:parent-style-name="Standard">
      <style:text-properties fo:font-size="12pt" fo:font-weight="normal" officeooo:rsid="000d552c" officeooo:paragraph-rsid="000d552c" style:font-size-asian="10.5pt" style:font-weight-asian="normal" style:font-size-complex="12pt" style:font-weight-complex="normal"/>
    </style:style>
    <style:style style:name="P28" style:family="paragraph" style:parent-style-name="Standard">
      <style:text-properties fo:font-size="12pt" fo:font-weight="normal" officeooo:rsid="000e487d" officeooo:paragraph-rsid="000e487d" style:font-size-asian="10.5pt" style:font-weight-asian="normal" style:font-size-complex="12pt" style:font-weight-complex="normal"/>
    </style:style>
    <style:style style:name="P29" style:family="paragraph" style:parent-style-name="Standard">
      <style:text-properties fo:font-size="12pt" fo:font-weight="normal" officeooo:rsid="000e9e45" officeooo:paragraph-rsid="000e9e45" style:font-size-asian="10.5pt" style:font-weight-asian="normal" style:font-size-complex="12pt" style:font-weight-complex="normal"/>
    </style:style>
    <style:style style:name="P30" style:family="paragraph" style:parent-style-name="Standard">
      <style:text-properties fo:font-size="12pt" fo:font-weight="normal" officeooo:paragraph-rsid="000e9e45" style:font-size-asian="10.5pt" style:font-weight-asian="normal" style:font-size-complex="12pt" style:font-weight-complex="normal"/>
    </style:style>
    <style:style style:name="P31" style:family="paragraph" style:parent-style-name="Standard">
      <style:text-properties fo:font-size="12pt" fo:font-weight="normal" officeooo:rsid="000ff052" officeooo:paragraph-rsid="000ff052" style:font-size-asian="10.5pt" style:font-weight-asian="normal" style:font-size-complex="12pt" style:font-weight-complex="normal"/>
    </style:style>
    <style:style style:name="P32" style:family="paragraph" style:parent-style-name="Standard">
      <style:paragraph-properties>
        <style:tab-stops>
          <style:tab-stop style:position="12.891cm"/>
        </style:tab-stops>
      </style:paragraph-properties>
      <style:text-properties fo:font-size="12pt" fo:font-weight="normal" officeooo:rsid="000ff052" officeooo:paragraph-rsid="000ff052" style:font-size-asian="10.5pt" style:font-weight-asian="normal" style:font-size-complex="12pt" style:font-weight-complex="normal"/>
    </style:style>
    <style:style style:name="P33" style:family="paragraph" style:parent-style-name="Standard">
      <style:paragraph-properties>
        <style:tab-stops>
          <style:tab-stop style:position="12.891cm"/>
        </style:tab-stops>
      </style:paragraph-properties>
      <style:text-properties fo:font-size="12pt" fo:font-weight="normal" officeooo:rsid="000ff052" officeooo:paragraph-rsid="0011c724" style:font-size-asian="10.5pt" style:font-weight-asian="normal" style:font-size-complex="12pt" style:font-weight-complex="normal"/>
    </style:style>
    <style:style style:name="P34" style:family="paragraph" style:parent-style-name="Standard">
      <style:text-properties fo:font-size="12pt" fo:font-weight="normal" officeooo:paragraph-rsid="000ff052" style:font-size-asian="10.5pt" style:font-weight-asian="normal" style:font-size-complex="12pt" style:font-weight-complex="normal"/>
    </style:style>
    <style:style style:name="P35" style:family="paragraph" style:parent-style-name="Standard">
      <style:paragraph-properties>
        <style:tab-stops>
          <style:tab-stop style:position="12.891cm"/>
        </style:tab-stops>
      </style:paragraph-properties>
      <style:text-properties fo:font-size="12pt" fo:font-weight="normal" officeooo:rsid="0011c724" officeooo:paragraph-rsid="0011c724" style:font-size-asian="10.5pt" style:font-weight-asian="normal" style:font-size-complex="12pt" style:font-weight-complex="normal"/>
    </style:style>
    <style:style style:name="P36" style:family="paragraph" style:parent-style-name="Standard">
      <style:paragraph-properties>
        <style:tab-stops>
          <style:tab-stop style:position="12.891cm"/>
        </style:tab-stops>
      </style:paragraph-properties>
      <style:text-properties fo:font-size="12pt" fo:font-weight="normal" officeooo:rsid="0012d9e5" officeooo:paragraph-rsid="0012d9e5" style:font-size-asian="10.5pt" style:font-weight-asian="normal" style:font-size-complex="12pt" style:font-weight-complex="normal"/>
    </style:style>
    <style:style style:name="P37" style:family="paragraph" style:parent-style-name="Standard">
      <style:text-properties fo:font-size="12pt" fo:font-weight="normal" officeooo:rsid="000d2425" officeooo:paragraph-rsid="000d2425" style:font-size-asian="12pt" style:font-weight-asian="normal" style:font-size-complex="12pt" style:font-weight-complex="normal"/>
    </style:style>
    <style:style style:name="P38" style:family="paragraph" style:parent-style-name="Standard">
      <style:paragraph-properties>
        <style:tab-stops>
          <style:tab-stop style:position="12.891cm"/>
        </style:tab-stops>
      </style:paragraph-properties>
      <style:text-properties fo:font-size="12pt" fo:font-weight="normal" officeooo:rsid="000ff052" officeooo:paragraph-rsid="000ff052" style:font-size-asian="12pt" style:font-weight-asian="normal" style:font-size-complex="12pt" style:font-weight-complex="normal"/>
    </style:style>
    <style:style style:name="P39" style:family="paragraph" style:parent-style-name="Standard">
      <style:text-properties fo:font-size="12pt" fo:font-weight="bold" officeooo:rsid="000d2425" officeooo:paragraph-rsid="000d2425" style:font-size-asian="10.5pt" style:font-weight-asian="bold" style:font-size-complex="12pt" style:font-weight-complex="bold"/>
    </style:style>
    <style:style style:name="P40" style:family="paragraph" style:parent-style-name="Standard">
      <style:text-properties fo:font-size="12pt" fo:font-weight="bold" officeooo:rsid="000d552c" officeooo:paragraph-rsid="000d552c" style:font-size-asian="10.5pt" style:font-weight-asian="bold" style:font-size-complex="12pt" style:font-weight-complex="bold"/>
    </style:style>
    <style:style style:name="P41" style:family="paragraph" style:parent-style-name="Standard">
      <style:text-properties fo:font-size="12pt" fo:font-weight="bold" officeooo:rsid="000d2425" officeooo:paragraph-rsid="000d2425" style:font-size-asian="12pt" style:font-weight-asian="bold" style:font-size-complex="12pt" style:font-weight-complex="bold"/>
    </style:style>
    <style:style style:name="P42" style:family="paragraph" style:parent-style-name="Standard">
      <style:text-properties fo:font-size="12pt" fo:font-style="normal" fo:font-weight="bold" officeooo:rsid="000c4dff" officeooo:paragraph-rsid="000c4dff"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bold" officeooo:rsid="000c9980" officeooo:paragraph-rsid="000c9980" style:font-size-asian="10.5pt" style:font-style-asian="normal" style:font-weight-asian="bold" style:font-size-complex="12pt" style:font-style-complex="normal" style:font-weight-complex="bold"/>
    </style:style>
    <style:style style:name="P44" style:family="paragraph" style:parent-style-name="Standard">
      <style:text-properties fo:font-size="12pt" fo:font-style="normal" fo:font-weight="normal" officeooo:rsid="000909a8" officeooo:paragraph-rsid="000909a8"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0aebdd" officeooo:paragraph-rsid="000c4dff"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0c4dff" officeooo:paragraph-rsid="000c4dff"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0c9980" officeooo:paragraph-rsid="000c9980" style:font-size-asian="10.5pt" style:font-style-asian="normal" style:font-weight-asian="normal" style:font-size-complex="12pt" style:font-style-complex="normal" style:font-weight-complex="normal"/>
    </style:style>
    <style:style style:name="P48" style:family="paragraph" style:parent-style-name="Standard">
      <style:text-properties officeooo:paragraph-rsid="000c9980"/>
    </style:style>
    <style:style style:name="P49" style:family="paragraph" style:parent-style-name="Standard" style:list-style-name="L1">
      <style:text-properties fo:font-size="12pt" fo:font-weight="normal" officeooo:rsid="00070309" officeooo:paragraph-rsid="00070309" style:font-size-asian="12pt" style:font-weight-asian="normal" style:font-size-complex="12pt" style:font-weight-complex="normal"/>
    </style:style>
    <style:style style:name="P50" style:family="paragraph" style:parent-style-name="Standard" style:list-style-name="L15">
      <style:text-properties fo:font-size="12pt" fo:font-weight="normal" officeooo:rsid="000d2425" officeooo:paragraph-rsid="000d2425" style:font-size-asian="12pt" style:font-weight-asian="normal" style:font-size-complex="12pt" style:font-weight-complex="normal"/>
    </style:style>
    <style:style style:name="P51" style:family="paragraph" style:parent-style-name="Standard" style:list-style-name="L2">
      <style:text-properties fo:font-size="12pt" fo:font-weight="normal" officeooo:rsid="00070309" officeooo:paragraph-rsid="00070309" style:font-size-asian="10.5pt" style:font-weight-asian="normal" style:font-size-complex="12pt" style:font-weight-complex="normal"/>
    </style:style>
    <style:style style:name="P52" style:family="paragraph" style:parent-style-name="Standard" style:list-style-name="L5">
      <style:text-properties fo:font-size="12pt" fo:font-weight="normal" officeooo:rsid="0008d776" officeooo:paragraph-rsid="0008d776" style:font-size-asian="10.5pt" style:font-weight-asian="normal" style:font-size-complex="12pt" style:font-weight-complex="normal"/>
    </style:style>
    <style:style style:name="P53" style:family="paragraph" style:parent-style-name="Standard" style:list-style-name="L6">
      <style:text-properties fo:font-size="12pt" fo:font-weight="normal" officeooo:rsid="0008d776" officeooo:paragraph-rsid="0008d776" style:font-size-asian="10.5pt" style:font-weight-asian="normal" style:font-size-complex="12pt" style:font-weight-complex="normal"/>
    </style:style>
    <style:style style:name="P54" style:family="paragraph" style:parent-style-name="Standard" style:list-style-name="L7">
      <style:text-properties fo:font-size="12pt" fo:font-weight="normal" officeooo:rsid="0008d776" officeooo:paragraph-rsid="0008d776" style:font-size-asian="10.5pt" style:font-weight-asian="normal" style:font-size-complex="12pt" style:font-weight-complex="normal"/>
    </style:style>
    <style:style style:name="P55" style:family="paragraph" style:parent-style-name="Standard" style:list-style-name="L7">
      <style:text-properties fo:font-size="12pt" fo:font-weight="normal" officeooo:rsid="0008d776" officeooo:paragraph-rsid="000909a8" style:font-size-asian="10.5pt" style:font-weight-asian="normal" style:font-size-complex="12pt" style:font-weight-complex="normal"/>
    </style:style>
    <style:style style:name="P56" style:family="paragraph" style:parent-style-name="Standard" style:list-style-name="L17">
      <style:text-properties fo:font-size="12pt" fo:font-weight="normal" officeooo:rsid="000d2425" officeooo:paragraph-rsid="000d2425" style:font-size-asian="10.5pt" style:font-weight-asian="normal" style:font-size-complex="12pt" style:font-weight-complex="normal"/>
    </style:style>
    <style:style style:name="P57" style:family="paragraph" style:parent-style-name="Standard" style:list-style-name="L18">
      <style:text-properties fo:font-size="12pt" fo:font-weight="normal" officeooo:rsid="000d2425" officeooo:paragraph-rsid="000d2425" style:font-size-asian="10.5pt" style:font-weight-asian="normal" style:font-size-complex="12pt" style:font-weight-complex="normal"/>
    </style:style>
    <style:style style:name="P58" style:family="paragraph" style:parent-style-name="Standard" style:list-style-name="L19">
      <style:text-properties fo:font-size="12pt" fo:font-weight="normal" officeooo:rsid="000d2425" officeooo:paragraph-rsid="000d2425" style:font-size-asian="10.5pt" style:font-weight-asian="normal" style:font-size-complex="12pt" style:font-weight-complex="normal"/>
    </style:style>
    <style:style style:name="P59" style:family="paragraph" style:parent-style-name="Standard" style:list-style-name="L20">
      <style:text-properties fo:font-size="12pt" fo:font-weight="normal" officeooo:rsid="000d2425" officeooo:paragraph-rsid="000d2425" style:font-size-asian="10.5pt" style:font-weight-asian="normal" style:font-size-complex="12pt" style:font-weight-complex="normal"/>
    </style:style>
    <style:style style:name="P60" style:family="paragraph" style:parent-style-name="Standard" style:list-style-name="L21">
      <style:text-properties fo:font-size="12pt" fo:font-weight="normal" officeooo:rsid="000d2425" officeooo:paragraph-rsid="000d2425" style:font-size-asian="10.5pt" style:font-weight-asian="normal" style:font-size-complex="12pt" style:font-weight-complex="normal"/>
    </style:style>
    <style:style style:name="P61" style:family="paragraph" style:parent-style-name="Standard" style:list-style-name="L22">
      <style:text-properties fo:font-size="12pt" fo:font-weight="normal" officeooo:rsid="000d552c" officeooo:paragraph-rsid="000d552c" style:font-size-asian="10.5pt" style:font-weight-asian="normal" style:font-size-complex="12pt" style:font-weight-complex="normal"/>
    </style:style>
    <style:style style:name="P62" style:family="paragraph" style:parent-style-name="Standard" style:list-style-name="L23">
      <style:text-properties fo:font-size="12pt" fo:font-weight="normal" officeooo:rsid="000d552c" officeooo:paragraph-rsid="000d552c" style:font-size-asian="10.5pt" style:font-weight-asian="normal" style:font-size-complex="12pt" style:font-weight-complex="normal"/>
    </style:style>
    <style:style style:name="P63" style:family="paragraph" style:parent-style-name="Standard" style:list-style-name="L24">
      <style:text-properties fo:font-size="12pt" fo:font-weight="normal" officeooo:rsid="000d552c" officeooo:paragraph-rsid="000d552c" style:font-size-asian="10.5pt" style:font-weight-asian="normal" style:font-size-complex="12pt" style:font-weight-complex="normal"/>
    </style:style>
    <style:style style:name="P64" style:family="paragraph" style:parent-style-name="Standard" style:list-style-name="L25">
      <style:text-properties fo:font-size="12pt" fo:font-weight="normal" officeooo:rsid="000d552c" officeooo:paragraph-rsid="000d552c" style:font-size-asian="10.5pt" style:font-weight-asian="normal" style:font-size-complex="12pt" style:font-weight-complex="normal"/>
    </style:style>
    <style:style style:name="P65" style:family="paragraph" style:parent-style-name="Standard" style:list-style-name="L26">
      <style:text-properties fo:font-size="12pt" fo:font-weight="normal" officeooo:rsid="000d552c" officeooo:paragraph-rsid="000d552c" style:font-size-asian="10.5pt" style:font-weight-asian="normal" style:font-size-complex="12pt" style:font-weight-complex="normal"/>
    </style:style>
    <style:style style:name="P66" style:family="paragraph" style:parent-style-name="Standard" style:list-style-name="L27">
      <style:text-properties fo:font-size="12pt" fo:font-weight="normal" officeooo:rsid="000d552c" officeooo:paragraph-rsid="000d552c" style:font-size-asian="10.5pt" style:font-weight-asian="normal" style:font-size-complex="12pt" style:font-weight-complex="normal"/>
    </style:style>
    <style:style style:name="P67" style:family="paragraph" style:parent-style-name="Standard" style:list-style-name="L28">
      <style:text-properties fo:font-size="12pt" fo:font-weight="normal" officeooo:rsid="000d552c" officeooo:paragraph-rsid="000d552c" style:font-size-asian="10.5pt" style:font-weight-asian="normal" style:font-size-complex="12pt" style:font-weight-complex="normal"/>
    </style:style>
    <style:style style:name="P68" style:family="paragraph" style:parent-style-name="Standard" style:list-style-name="L29">
      <style:text-properties fo:font-size="12pt" fo:font-weight="normal" officeooo:rsid="000d552c" officeooo:paragraph-rsid="000d552c" style:font-size-asian="10.5pt" style:font-weight-asian="normal" style:font-size-complex="12pt" style:font-weight-complex="normal"/>
    </style:style>
    <style:style style:name="P69" style:family="paragraph" style:parent-style-name="Standard" style:list-style-name="L30">
      <style:text-properties fo:font-size="12pt" fo:font-weight="normal" officeooo:rsid="000d552c" officeooo:paragraph-rsid="000d552c" style:font-size-asian="10.5pt" style:font-weight-asian="normal" style:font-size-complex="12pt" style:font-weight-complex="normal"/>
    </style:style>
    <style:style style:name="P70" style:family="paragraph" style:parent-style-name="Standard" style:list-style-name="L31">
      <style:text-properties fo:font-size="12pt" fo:font-weight="normal" officeooo:rsid="000e487d" officeooo:paragraph-rsid="000e487d" style:font-size-asian="10.5pt" style:font-weight-asian="normal" style:font-size-complex="12pt" style:font-weight-complex="normal"/>
    </style:style>
    <style:style style:name="P71" style:family="paragraph" style:parent-style-name="Standard" style:list-style-name="L32">
      <style:text-properties fo:font-size="12pt" fo:font-weight="normal" officeooo:rsid="000e487d" officeooo:paragraph-rsid="000e487d" style:font-size-asian="10.5pt" style:font-weight-asian="normal" style:font-size-complex="12pt" style:font-weight-complex="normal"/>
    </style:style>
    <style:style style:name="P72" style:family="paragraph" style:parent-style-name="Standard" style:list-style-name="L33">
      <style:text-properties fo:font-size="12pt" fo:font-weight="normal" officeooo:rsid="000e487d" officeooo:paragraph-rsid="000e487d" style:font-size-asian="10.5pt" style:font-weight-asian="normal" style:font-size-complex="12pt" style:font-weight-complex="normal"/>
    </style:style>
    <style:style style:name="P73" style:family="paragraph" style:parent-style-name="Standard" style:list-style-name="L34">
      <style:text-properties fo:font-size="12pt" fo:font-weight="normal" officeooo:rsid="000e487d" officeooo:paragraph-rsid="000e487d" style:font-size-asian="10.5pt" style:font-weight-asian="normal" style:font-size-complex="12pt" style:font-weight-complex="normal"/>
    </style:style>
    <style:style style:name="P74" style:family="paragraph" style:parent-style-name="Standard" style:list-style-name="L35">
      <style:text-properties fo:font-size="12pt" fo:font-weight="normal" officeooo:rsid="000e487d" officeooo:paragraph-rsid="000e487d" style:font-size-asian="10.5pt" style:font-weight-asian="normal" style:font-size-complex="12pt" style:font-weight-complex="normal"/>
    </style:style>
    <style:style style:name="P75" style:family="paragraph" style:parent-style-name="Standard" style:list-style-name="L36">
      <style:text-properties fo:font-size="12pt" fo:font-weight="normal" officeooo:rsid="000e487d" officeooo:paragraph-rsid="000e487d" style:font-size-asian="10.5pt" style:font-weight-asian="normal" style:font-size-complex="12pt" style:font-weight-complex="normal"/>
    </style:style>
    <style:style style:name="P76" style:family="paragraph" style:parent-style-name="Standard" style:list-style-name="L37">
      <style:text-properties fo:font-size="12pt" fo:font-weight="normal" officeooo:rsid="000e487d" officeooo:paragraph-rsid="000e487d" style:font-size-asian="10.5pt" style:font-weight-asian="normal" style:font-size-complex="12pt" style:font-weight-complex="normal"/>
    </style:style>
    <style:style style:name="P77" style:family="paragraph" style:parent-style-name="Standard" style:list-style-name="L83">
      <style:text-properties fo:font-size="12pt" fo:font-weight="normal" officeooo:rsid="000e487d" officeooo:paragraph-rsid="0015b6b3" style:font-size-asian="10.5pt" style:font-weight-asian="normal" style:font-size-complex="12pt" style:font-weight-complex="normal"/>
    </style:style>
    <style:style style:name="P78" style:family="paragraph" style:parent-style-name="Standard" style:list-style-name="L38">
      <style:text-properties fo:font-size="12pt" fo:font-weight="normal" officeooo:rsid="000e9e45" officeooo:paragraph-rsid="000e9e45" style:font-size-asian="10.5pt" style:font-weight-asian="normal" style:font-size-complex="12pt" style:font-weight-complex="normal"/>
    </style:style>
    <style:style style:name="P79" style:family="paragraph" style:parent-style-name="Standard" style:list-style-name="L39">
      <style:text-properties fo:font-size="12pt" fo:font-weight="normal" officeooo:rsid="000e9e45" officeooo:paragraph-rsid="000e9e45" style:font-size-asian="10.5pt" style:font-weight-asian="normal" style:font-size-complex="12pt" style:font-weight-complex="normal"/>
    </style:style>
    <style:style style:name="P80" style:family="paragraph" style:parent-style-name="Standard" style:list-style-name="L40">
      <style:text-properties fo:font-size="12pt" fo:font-weight="normal" officeooo:rsid="000e9e45" officeooo:paragraph-rsid="000e9e45" style:font-size-asian="10.5pt" style:font-weight-asian="normal" style:font-size-complex="12pt" style:font-weight-complex="normal"/>
    </style:style>
    <style:style style:name="P81" style:family="paragraph" style:parent-style-name="Standard" style:list-style-name="L41">
      <style:text-properties fo:font-size="12pt" fo:font-weight="normal" officeooo:rsid="000e9e45" officeooo:paragraph-rsid="000e9e45" style:font-size-asian="10.5pt" style:font-weight-asian="normal" style:font-size-complex="12pt" style:font-weight-complex="normal"/>
    </style:style>
    <style:style style:name="P82" style:family="paragraph" style:parent-style-name="Standard" style:list-style-name="L42">
      <style:text-properties fo:font-size="12pt" fo:font-weight="normal" officeooo:rsid="000e9e45" officeooo:paragraph-rsid="000e9e45" style:font-size-asian="10.5pt" style:font-weight-asian="normal" style:font-size-complex="12pt" style:font-weight-complex="normal"/>
    </style:style>
    <style:style style:name="P83" style:family="paragraph" style:parent-style-name="Standard" style:list-style-name="L43">
      <style:text-properties fo:font-size="12pt" fo:font-weight="normal" officeooo:rsid="000e9e45" officeooo:paragraph-rsid="000e9e45" style:font-size-asian="10.5pt" style:font-weight-asian="normal" style:font-size-complex="12pt" style:font-weight-complex="normal"/>
    </style:style>
    <style:style style:name="P84" style:family="paragraph" style:parent-style-name="Standard" style:list-style-name="L44">
      <style:text-properties fo:font-size="12pt" fo:font-weight="normal" officeooo:rsid="000e9e45" officeooo:paragraph-rsid="000e9e45" style:font-size-asian="10.5pt" style:font-weight-asian="normal" style:font-size-complex="12pt" style:font-weight-complex="normal"/>
    </style:style>
    <style:style style:name="P85" style:family="paragraph" style:parent-style-name="Standard" style:list-style-name="L45">
      <style:text-properties fo:font-size="12pt" fo:font-weight="normal" officeooo:rsid="000e9e45" officeooo:paragraph-rsid="000e9e45" style:font-size-asian="10.5pt" style:font-weight-asian="normal" style:font-size-complex="12pt" style:font-weight-complex="normal"/>
    </style:style>
    <style:style style:name="P86" style:family="paragraph" style:parent-style-name="Standard" style:list-style-name="L46">
      <style:text-properties fo:font-size="12pt" fo:font-weight="normal" officeooo:paragraph-rsid="000e9e45" style:font-size-asian="10.5pt" style:font-weight-asian="normal" style:font-size-complex="12pt" style:font-weight-complex="normal"/>
    </style:style>
    <style:style style:name="P87" style:family="paragraph" style:parent-style-name="Standard" style:list-style-name="L46">
      <style:text-properties fo:font-size="12pt" fo:font-weight="normal" officeooo:rsid="000ff052" officeooo:paragraph-rsid="000ff052" style:font-size-asian="10.5pt" style:font-weight-asian="normal" style:font-size-complex="12pt" style:font-weight-complex="normal"/>
    </style:style>
    <style:style style:name="P88" style:family="paragraph" style:parent-style-name="Standard" style:list-style-name="L47">
      <style:text-properties fo:font-size="12pt" fo:font-weight="normal" officeooo:rsid="000ff052" officeooo:paragraph-rsid="000ff052" style:font-size-asian="10.5pt" style:font-weight-asian="normal" style:font-size-complex="12pt" style:font-weight-complex="normal"/>
    </style:style>
    <style:style style:name="P89" style:family="paragraph" style:parent-style-name="Standard" style:list-style-name="L48">
      <style:text-properties fo:font-size="12pt" fo:font-weight="normal" officeooo:rsid="000ff052" officeooo:paragraph-rsid="000ff052" style:font-size-asian="10.5pt" style:font-weight-asian="normal" style:font-size-complex="12pt" style:font-weight-complex="normal"/>
    </style:style>
    <style:style style:name="P90" style:family="paragraph" style:parent-style-name="Standard" style:list-style-name="L49">
      <style:text-properties fo:font-size="12pt" fo:font-weight="normal" officeooo:rsid="000ff052" officeooo:paragraph-rsid="000ff052" style:font-size-asian="10.5pt" style:font-weight-asian="normal" style:font-size-complex="12pt" style:font-weight-complex="normal"/>
    </style:style>
    <style:style style:name="P91" style:family="paragraph" style:parent-style-name="Standard" style:list-style-name="L50">
      <style:text-properties fo:font-size="12pt" fo:font-weight="normal" officeooo:rsid="000ff052" officeooo:paragraph-rsid="000ff052" style:font-size-asian="10.5pt" style:font-weight-asian="normal" style:font-size-complex="12pt" style:font-weight-complex="normal"/>
    </style:style>
    <style:style style:name="P92" style:family="paragraph" style:parent-style-name="Standard" style:list-style-name="L51">
      <style:text-properties fo:font-size="12pt" fo:font-weight="normal" officeooo:rsid="000ff052" officeooo:paragraph-rsid="000ff052" style:font-size-asian="10.5pt" style:font-weight-asian="normal" style:font-size-complex="12pt" style:font-weight-complex="normal"/>
    </style:style>
    <style:style style:name="P93" style:family="paragraph" style:parent-style-name="Standard" style:list-style-name="L52">
      <style:text-properties fo:font-size="12pt" fo:font-weight="normal" officeooo:rsid="000ff052" officeooo:paragraph-rsid="000ff052" style:font-size-asian="10.5pt" style:font-weight-asian="normal" style:font-size-complex="12pt" style:font-weight-complex="normal"/>
    </style:style>
    <style:style style:name="P94" style:family="paragraph" style:parent-style-name="Standard" style:list-style-name="L53">
      <style:text-properties fo:font-size="12pt" fo:font-weight="normal" officeooo:rsid="000ff052" officeooo:paragraph-rsid="000ff052" style:font-size-asian="10.5pt" style:font-weight-asian="normal" style:font-size-complex="12pt" style:font-weight-complex="normal"/>
    </style:style>
    <style:style style:name="P95" style:family="paragraph" style:parent-style-name="Standard" style:list-style-name="L56">
      <style:paragraph-properties>
        <style:tab-stops>
          <style:tab-stop style:position="12.891cm"/>
        </style:tab-stops>
      </style:paragraph-properties>
      <style:text-properties fo:font-size="12pt" fo:font-weight="normal" officeooo:rsid="000ff052" officeooo:paragraph-rsid="000ff052" style:font-size-asian="10.5pt" style:font-weight-asian="normal" style:font-size-complex="12pt" style:font-weight-complex="normal"/>
    </style:style>
    <style:style style:name="P96" style:family="paragraph" style:parent-style-name="Standard" style:list-style-name="L57">
      <style:paragraph-properties>
        <style:tab-stops>
          <style:tab-stop style:position="12.891cm"/>
        </style:tab-stops>
      </style:paragraph-properties>
      <style:text-properties fo:font-size="12pt" fo:font-weight="normal" officeooo:rsid="000ff052" officeooo:paragraph-rsid="000ff052" style:font-size-asian="10.5pt" style:font-weight-asian="normal" style:font-size-complex="12pt" style:font-weight-complex="normal"/>
    </style:style>
    <style:style style:name="P97" style:family="paragraph" style:parent-style-name="Standard" style:list-style-name="L58">
      <style:paragraph-properties>
        <style:tab-stops>
          <style:tab-stop style:position="12.891cm"/>
        </style:tab-stops>
      </style:paragraph-properties>
      <style:text-properties fo:font-size="12pt" fo:font-weight="normal" officeooo:rsid="000ff052" officeooo:paragraph-rsid="000ff052" style:font-size-asian="10.5pt" style:font-weight-asian="normal" style:font-size-complex="12pt" style:font-weight-complex="normal"/>
    </style:style>
    <style:style style:name="P98" style:family="paragraph" style:parent-style-name="Standard" style:list-style-name="L59">
      <style:paragraph-properties>
        <style:tab-stops>
          <style:tab-stop style:position="12.891cm"/>
        </style:tab-stops>
      </style:paragraph-properties>
      <style:text-properties fo:font-size="12pt" fo:font-weight="normal" officeooo:rsid="000ff052" officeooo:paragraph-rsid="000ff052" style:font-size-asian="10.5pt" style:font-weight-asian="normal" style:font-size-complex="12pt" style:font-weight-complex="normal"/>
    </style:style>
    <style:style style:name="P99" style:family="paragraph" style:parent-style-name="Standard" style:list-style-name="L60">
      <style:paragraph-properties>
        <style:tab-stops>
          <style:tab-stop style:position="12.891cm"/>
        </style:tab-stops>
      </style:paragraph-properties>
      <style:text-properties fo:font-size="12pt" fo:font-weight="normal" officeooo:rsid="000ff052" officeooo:paragraph-rsid="0011c724" style:font-size-asian="10.5pt" style:font-weight-asian="normal" style:font-size-complex="12pt" style:font-weight-complex="normal"/>
    </style:style>
    <style:style style:name="P100" style:family="paragraph" style:parent-style-name="Standard" style:list-style-name="L55">
      <style:paragraph-properties>
        <style:tab-stops>
          <style:tab-stop style:position="12.891cm"/>
        </style:tab-stops>
      </style:paragraph-properties>
      <style:text-properties fo:font-size="12pt" fo:font-weight="normal" officeooo:paragraph-rsid="000ff052" style:font-size-asian="10.5pt" style:font-weight-asian="normal" style:font-size-complex="12pt" style:font-weight-complex="normal"/>
    </style:style>
    <style:style style:name="P101" style:family="paragraph" style:parent-style-name="Standard" style:list-style-name="L61">
      <style:paragraph-properties>
        <style:tab-stops>
          <style:tab-stop style:position="12.891cm"/>
        </style:tab-stops>
      </style:paragraph-properties>
      <style:text-properties fo:font-size="12pt" fo:font-weight="normal" officeooo:rsid="0011c724" officeooo:paragraph-rsid="0011c724" style:font-size-asian="10.5pt" style:font-weight-asian="normal" style:font-size-complex="12pt" style:font-weight-complex="normal"/>
    </style:style>
    <style:style style:name="P102" style:family="paragraph" style:parent-style-name="Standard" style:list-style-name="L62">
      <style:paragraph-properties>
        <style:tab-stops>
          <style:tab-stop style:position="12.891cm"/>
        </style:tab-stops>
      </style:paragraph-properties>
      <style:text-properties fo:font-size="12pt" fo:font-weight="normal" officeooo:rsid="0011c724" officeooo:paragraph-rsid="0011c724" style:font-size-asian="10.5pt" style:font-weight-asian="normal" style:font-size-complex="12pt" style:font-weight-complex="normal"/>
    </style:style>
    <style:style style:name="P103" style:family="paragraph" style:parent-style-name="Standard" style:list-style-name="L63">
      <style:paragraph-properties>
        <style:tab-stops>
          <style:tab-stop style:position="12.891cm"/>
        </style:tab-stops>
      </style:paragraph-properties>
      <style:text-properties fo:font-size="12pt" fo:font-weight="normal" officeooo:rsid="0012d9e5" officeooo:paragraph-rsid="0012d9e5" style:font-size-asian="10.5pt" style:font-weight-asian="normal" style:font-size-complex="12pt" style:font-weight-complex="normal"/>
    </style:style>
    <style:style style:name="P104" style:family="paragraph" style:parent-style-name="Standard" style:list-style-name="L64">
      <style:paragraph-properties>
        <style:tab-stops>
          <style:tab-stop style:position="12.891cm"/>
        </style:tab-stops>
      </style:paragraph-properties>
      <style:text-properties fo:font-size="12pt" fo:font-weight="normal" officeooo:rsid="0012d9e5" officeooo:paragraph-rsid="0012d9e5" style:font-size-asian="10.5pt" style:font-weight-asian="normal" style:font-size-complex="12pt" style:font-weight-complex="normal"/>
    </style:style>
    <style:style style:name="P105" style:family="paragraph" style:parent-style-name="Standard" style:list-style-name="L65">
      <style:paragraph-properties>
        <style:tab-stops>
          <style:tab-stop style:position="12.891cm"/>
        </style:tab-stops>
      </style:paragraph-properties>
      <style:text-properties fo:font-size="12pt" fo:font-weight="normal" officeooo:rsid="0012d9e5" officeooo:paragraph-rsid="0012d9e5" style:font-size-asian="10.5pt" style:font-weight-asian="normal" style:font-size-complex="12pt" style:font-weight-complex="normal"/>
    </style:style>
    <style:style style:name="P106" style:family="paragraph" style:parent-style-name="Standard">
      <style:paragraph-properties>
        <style:tab-stops>
          <style:tab-stop style:position="12.891cm"/>
        </style:tab-stops>
      </style:paragraph-properties>
      <style:text-properties fo:font-size="12pt" fo:font-weight="normal" officeooo:rsid="0012d9e5" officeooo:paragraph-rsid="0014180b" style:font-size-asian="10.5pt" style:font-weight-asian="normal" style:font-size-complex="12pt" style:font-weight-complex="normal"/>
    </style:style>
    <style:style style:name="P107" style:family="paragraph" style:parent-style-name="Standard" style:list-style-name="L66">
      <style:paragraph-properties>
        <style:tab-stops>
          <style:tab-stop style:position="12.891cm"/>
        </style:tab-stops>
      </style:paragraph-properties>
      <style:text-properties fo:font-size="12pt" fo:font-weight="normal" officeooo:rsid="0012d9e5" officeooo:paragraph-rsid="0014180b" style:font-size-asian="10.5pt" style:font-weight-asian="normal" style:font-size-complex="12pt" style:font-weight-complex="normal"/>
    </style:style>
    <style:style style:name="P108" style:family="paragraph" style:parent-style-name="Standard" style:list-style-name="L67">
      <style:paragraph-properties>
        <style:tab-stops>
          <style:tab-stop style:position="12.891cm"/>
        </style:tab-stops>
      </style:paragraph-properties>
      <style:text-properties fo:font-size="12pt" fo:font-weight="normal" officeooo:rsid="0012d9e5" officeooo:paragraph-rsid="0014180b" style:font-size-asian="10.5pt" style:font-weight-asian="normal" style:font-size-complex="12pt" style:font-weight-complex="normal"/>
    </style:style>
    <style:style style:name="P109" style:family="paragraph" style:parent-style-name="Standard" style:list-style-name="L68">
      <style:paragraph-properties>
        <style:tab-stops>
          <style:tab-stop style:position="12.891cm"/>
        </style:tab-stops>
      </style:paragraph-properties>
      <style:text-properties fo:font-size="12pt" fo:font-weight="normal" officeooo:rsid="0012d9e5" officeooo:paragraph-rsid="0014180b" style:font-size-asian="10.5pt" style:font-weight-asian="normal" style:font-size-complex="12pt" style:font-weight-complex="normal"/>
    </style:style>
    <style:style style:name="P110" style:family="paragraph" style:parent-style-name="Standard" style:list-style-name="L69">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1" style:family="paragraph" style:parent-style-name="Standard">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2" style:family="paragraph" style:parent-style-name="Standard" style:list-style-name="L70">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3" style:family="paragraph" style:parent-style-name="Standard" style:list-style-name="L71">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4" style:family="paragraph" style:parent-style-name="Standard" style:list-style-name="L72">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5" style:family="paragraph" style:parent-style-name="Standard" style:list-style-name="L73">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6" style:family="paragraph" style:parent-style-name="Standard" style:list-style-name="L74">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7" style:family="paragraph" style:parent-style-name="Standard" style:list-style-name="L75">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8" style:family="paragraph" style:parent-style-name="Standard" style:list-style-name="L76">
      <style:paragraph-properties>
        <style:tab-stops>
          <style:tab-stop style:position="12.891cm"/>
        </style:tab-stops>
      </style:paragraph-properties>
      <style:text-properties fo:font-size="12pt" fo:font-weight="normal" officeooo:rsid="0014180b" officeooo:paragraph-rsid="0014180b" style:font-size-asian="10.5pt" style:font-weight-asian="normal" style:font-size-complex="12pt" style:font-weight-complex="normal"/>
    </style:style>
    <style:style style:name="P119" style:family="paragraph" style:parent-style-name="Standard">
      <style:paragraph-properties>
        <style:tab-stops>
          <style:tab-stop style:position="12.891cm"/>
        </style:tab-stops>
      </style:paragraph-properties>
      <style:text-properties fo:font-size="12pt" fo:font-weight="normal" officeooo:rsid="0014180b" officeooo:paragraph-rsid="0015b6b3" style:font-size-asian="10.5pt" style:font-weight-asian="normal" style:font-size-complex="12pt" style:font-weight-complex="normal"/>
    </style:style>
    <style:style style:name="P120" style:family="paragraph" style:parent-style-name="Standard" style:list-style-name="L77">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1" style:family="paragraph" style:parent-style-name="Standard">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2" style:family="paragraph" style:parent-style-name="Standard" style:list-style-name="L78">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3" style:family="paragraph" style:parent-style-name="Standard" style:list-style-name="L79">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4" style:family="paragraph" style:parent-style-name="Standard" style:list-style-name="L80">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5" style:family="paragraph" style:parent-style-name="Standard" style:list-style-name="L81">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6" style:family="paragraph" style:parent-style-name="Standard" style:list-style-name="L82">
      <style:paragraph-properties>
        <style:tab-stops>
          <style:tab-stop style:position="12.891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27" style:family="paragraph" style:parent-style-name="Standard">
      <style:text-properties fo:font-size="12pt" fo:font-weight="normal" officeooo:rsid="0015b6b3" officeooo:paragraph-rsid="0015b6b3" style:font-size-asian="10.5pt" style:font-weight-asian="normal" style:font-size-complex="12pt" style:font-weight-complex="normal"/>
    </style:style>
    <style:style style:name="P128" style:family="paragraph" style:parent-style-name="Standard" style:list-style-name="L84">
      <style:text-properties fo:font-size="12pt" fo:font-weight="normal" officeooo:rsid="0015b6b3" officeooo:paragraph-rsid="0015b6b3" style:font-size-asian="10.5pt" style:font-weight-asian="normal" style:font-size-complex="12pt" style:font-weight-complex="normal"/>
    </style:style>
    <style:style style:name="P129" style:family="paragraph" style:parent-style-name="Standard">
      <style:paragraph-properties>
        <style:tab-stops>
          <style:tab-stop style:position="1.439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30" style:family="paragraph" style:parent-style-name="Standard" style:list-style-name="L85">
      <style:paragraph-properties>
        <style:tab-stops>
          <style:tab-stop style:position="1.439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31" style:family="paragraph" style:parent-style-name="Standard" style:list-style-name="L86">
      <style:paragraph-properties>
        <style:tab-stops>
          <style:tab-stop style:position="1.439cm"/>
        </style:tab-stops>
      </style:paragraph-properties>
      <style:text-properties fo:font-size="12pt" fo:font-weight="normal" officeooo:rsid="0015b6b3" officeooo:paragraph-rsid="0015b6b3" style:font-size-asian="10.5pt" style:font-weight-asian="normal" style:font-size-complex="12pt" style:font-weight-complex="normal"/>
    </style:style>
    <style:style style:name="P132" style:family="paragraph" style:parent-style-name="Standard">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3" style:family="paragraph" style:parent-style-name="Standard" style:list-style-name="L87">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4" style:family="paragraph" style:parent-style-name="Standard" style:list-style-name="L88">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5" style:family="paragraph" style:parent-style-name="Standard" style:list-style-name="L89">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6" style:family="paragraph" style:parent-style-name="Standard" style:list-style-name="L90">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7" style:family="paragraph" style:parent-style-name="Standard" style:list-style-name="L91">
      <style:paragraph-properties>
        <style:tab-stops>
          <style:tab-stop style:position="1.439cm"/>
        </style:tab-stops>
      </style:paragraph-properties>
      <style:text-properties fo:font-size="12pt" fo:font-weight="normal" officeooo:rsid="0015b6b3" officeooo:paragraph-rsid="0015f8c8" style:font-size-asian="10.5pt" style:font-weight-asian="normal" style:font-size-complex="12pt" style:font-weight-complex="normal"/>
    </style:style>
    <style:style style:name="P138" style:family="paragraph" style:parent-style-name="Standard" style:list-style-name="L92">
      <style:paragraph-properties>
        <style:tab-stops>
          <style:tab-stop style:position="1.439cm"/>
        </style:tab-stops>
      </style:paragraph-properties>
      <style:text-properties fo:font-size="12pt" fo:font-weight="normal" officeooo:rsid="0015f8c8" officeooo:paragraph-rsid="0015f8c8" style:font-size-asian="10.5pt" style:font-weight-asian="normal" style:font-size-complex="12pt" style:font-weight-complex="normal"/>
    </style:style>
    <style:style style:name="P139" style:family="paragraph" style:parent-style-name="Standard">
      <style:paragraph-properties>
        <style:tab-stops>
          <style:tab-stop style:position="1.439cm"/>
        </style:tab-stops>
      </style:paragraph-properties>
      <style:text-properties fo:font-size="12pt" fo:font-weight="normal" officeooo:rsid="0015f8c8" officeooo:paragraph-rsid="0015f8c8" style:font-size-asian="10.5pt" style:font-weight-asian="normal" style:font-size-complex="12pt" style:font-weight-complex="normal"/>
    </style:style>
    <style:style style:name="P140" style:family="paragraph" style:parent-style-name="Standard" style:list-style-name="L93">
      <style:paragraph-properties>
        <style:tab-stops>
          <style:tab-stop style:position="1.439cm"/>
        </style:tab-stops>
      </style:paragraph-properties>
      <style:text-properties fo:font-size="12pt" fo:font-weight="normal" officeooo:rsid="0015f8c8" officeooo:paragraph-rsid="0015f8c8" style:font-size-asian="10.5pt" style:font-weight-asian="normal" style:font-size-complex="12pt" style:font-weight-complex="normal"/>
    </style:style>
    <style:style style:name="P141" style:family="paragraph" style:parent-style-name="Standard" style:list-style-name="L6">
      <style:text-properties fo:font-size="12pt" fo:font-weight="bold" officeooo:rsid="0008d776" officeooo:paragraph-rsid="0008d776" style:font-size-asian="10.5pt" style:font-weight-asian="bold" style:font-size-complex="12pt" style:font-weight-complex="bold"/>
    </style:style>
    <style:style style:name="P142" style:family="paragraph" style:parent-style-name="Standard" style:list-style-name="L9">
      <style:text-properties fo:font-size="12pt" fo:font-weight="bold" officeooo:rsid="000909a8" officeooo:paragraph-rsid="000909a8" style:font-size-asian="10.5pt" style:font-weight-asian="bold" style:font-size-complex="12pt" style:font-weight-complex="bold"/>
    </style:style>
    <style:style style:name="P143" style:family="paragraph" style:parent-style-name="Standard" style:list-style-name="L18">
      <style:text-properties fo:font-size="12pt" fo:font-weight="bold" officeooo:rsid="000d2425" officeooo:paragraph-rsid="000d2425" style:font-size-asian="10.5pt" style:font-weight-asian="bold" style:font-size-complex="12pt" style:font-weight-complex="bold"/>
    </style:style>
    <style:style style:name="P144" style:family="paragraph" style:parent-style-name="Standard">
      <style:paragraph-properties>
        <style:tab-stops>
          <style:tab-stop style:position="12.891cm"/>
        </style:tab-stops>
      </style:paragraph-properties>
      <style:text-properties fo:font-size="12pt" fo:font-weight="bold" officeooo:rsid="0014180b" officeooo:paragraph-rsid="0014180b" style:font-size-asian="10.5pt" style:font-weight-asian="bold" style:font-size-complex="12pt" style:font-weight-complex="bold"/>
    </style:style>
    <style:style style:name="P145" style:family="paragraph" style:parent-style-name="Standard">
      <style:paragraph-properties>
        <style:tab-stops>
          <style:tab-stop style:position="1.439cm"/>
        </style:tab-stops>
      </style:paragraph-properties>
      <style:text-properties fo:font-size="12pt" fo:font-weight="bold" officeooo:rsid="0015b6b3" officeooo:paragraph-rsid="0015f8c8" style:font-size-asian="10.5pt" style:font-weight-asian="bold" style:font-size-complex="12pt" style:font-weight-complex="bold"/>
    </style:style>
    <style:style style:name="P146" style:family="paragraph" style:parent-style-name="Standard" style:list-style-name="L9">
      <style:text-properties fo:font-size="12pt" fo:font-style="normal" fo:font-weight="bold" officeooo:rsid="000909a8" officeooo:paragraph-rsid="000909a8" style:font-size-asian="10.5pt" style:font-style-asian="normal" style:font-weight-asian="bold" style:font-size-complex="12pt" style:font-style-complex="normal" style:font-weight-complex="bold"/>
    </style:style>
    <style:style style:name="P147" style:family="paragraph" style:parent-style-name="Standard" style:list-style-name="L10">
      <style:text-properties fo:font-size="12pt" fo:font-style="normal" fo:font-weight="bold" officeooo:rsid="000c4dff" officeooo:paragraph-rsid="000c4dff" style:font-size-asian="10.5pt" style:font-style-asian="normal" style:font-weight-asian="bold" style:font-size-complex="12pt" style:font-style-complex="normal" style:font-weight-complex="bold"/>
    </style:style>
    <style:style style:name="P148" style:family="paragraph" style:parent-style-name="Standard" style:list-style-name="L10">
      <style:text-properties fo:font-size="12pt" fo:font-style="normal" fo:font-weight="normal" officeooo:rsid="000c4dff" officeooo:paragraph-rsid="000c4dff" style:font-size-asian="10.5pt" style:font-style-asian="normal" style:font-weight-asian="normal" style:font-size-complex="12pt" style:font-style-complex="normal" style:font-weight-complex="normal"/>
    </style:style>
    <style:style style:name="P149" style:family="paragraph" style:parent-style-name="Standard" style:list-style-name="L11">
      <style:text-properties fo:font-size="12pt" fo:font-style="normal" fo:font-weight="normal" officeooo:rsid="000c4dff" officeooo:paragraph-rsid="000c4dff" style:font-size-asian="10.5pt" style:font-style-asian="normal" style:font-weight-asian="normal" style:font-size-complex="12pt" style:font-style-complex="normal" style:font-weight-complex="normal"/>
    </style:style>
    <style:style style:name="P150" style:family="paragraph" style:parent-style-name="Standard" style:list-style-name="L12">
      <style:text-properties fo:font-size="12pt" fo:font-style="normal" fo:font-weight="normal" officeooo:rsid="000c4dff" officeooo:paragraph-rsid="000c4dff" style:font-size-asian="10.5pt" style:font-style-asian="normal" style:font-weight-asian="normal" style:font-size-complex="12pt" style:font-style-complex="normal" style:font-weight-complex="normal"/>
    </style:style>
    <style:style style:name="P151" style:family="paragraph" style:parent-style-name="Standard" style:list-style-name="L13">
      <style:text-properties fo:font-size="12pt" fo:font-style="normal" fo:font-weight="normal" officeooo:rsid="000c9980" officeooo:paragraph-rsid="000c9980" style:font-size-asian="10.5pt" style:font-style-asian="normal" style:font-weight-asian="normal" style:font-size-complex="12pt" style:font-style-complex="normal" style:font-weight-complex="normal"/>
    </style:style>
    <style:style style:name="P152" style:family="paragraph" style:parent-style-name="Standard" style:list-style-name="L14">
      <style:text-properties fo:font-size="12pt" fo:font-style="normal" fo:font-weight="normal" officeooo:rsid="000c9980" officeooo:paragraph-rsid="000c9980" style:font-size-asian="10.5pt" style:font-style-asian="normal" style:font-weight-asian="normal" style:font-size-complex="12pt" style:font-style-complex="normal" style:font-weight-complex="normal"/>
    </style:style>
    <style:style style:name="P153" style:family="paragraph" style:parent-style-name="Standard" style:list-style-name="L3">
      <style:text-properties officeooo:paragraph-rsid="00070309"/>
    </style:style>
    <style:style style:name="P154" style:family="paragraph" style:parent-style-name="Standard" style:list-style-name="L4">
      <style:text-properties officeooo:paragraph-rsid="00070309"/>
    </style:style>
    <style:style style:name="P155" style:family="paragraph" style:parent-style-name="Standard" style:list-style-name="L6">
      <style:text-properties officeooo:paragraph-rsid="0008d776"/>
    </style:style>
    <style:style style:name="P156" style:family="paragraph" style:parent-style-name="Standard" style:list-style-name="L7">
      <style:text-properties officeooo:paragraph-rsid="0008d776"/>
    </style:style>
    <style:style style:name="P157" style:family="paragraph" style:parent-style-name="Standard" style:list-style-name="L8">
      <style:text-properties officeooo:paragraph-rsid="000909a8"/>
    </style:style>
    <style:style style:name="P158" style:family="paragraph" style:parent-style-name="Standard" style:list-style-name="L9">
      <style:text-properties officeooo:paragraph-rsid="000909a8"/>
    </style:style>
    <style:style style:name="P159" style:family="paragraph" style:parent-style-name="Standard" style:list-style-name="L16">
      <style:text-properties officeooo:paragraph-rsid="000d2425"/>
    </style:style>
    <style:style style:name="P160" style:family="paragraph" style:parent-style-name="Standard" style:list-style-name="L54">
      <style:text-properties officeooo:paragraph-rsid="000ff052"/>
    </style:style>
    <style:style style:name="P161" style:family="paragraph" style:parent-style-name="Standard">
      <style:paragraph-properties>
        <style:tab-stops>
          <style:tab-stop style:position="12.891cm"/>
        </style:tab-stops>
      </style:paragraph-properties>
      <style:text-properties fo:font-size="15pt" fo:font-weight="bold" officeooo:rsid="0012d9e5" officeooo:paragraph-rsid="0012d9e5" style:font-size-asian="13.1000003814697pt" style:font-weight-asian="bold" style:font-size-complex="15pt" style:font-weight-complex="bold"/>
    </style:style>
    <style:style style:name="P162" style:family="paragraph" style:parent-style-name="Standard">
      <style:paragraph-properties>
        <style:tab-stops>
          <style:tab-stop style:position="12.891cm"/>
        </style:tab-stops>
      </style:paragraph-properties>
      <style:text-properties fo:font-size="15pt" fo:font-weight="bold" officeooo:rsid="0012d9e5" officeooo:paragraph-rsid="0014180b" style:font-size-asian="13.1000003814697pt" style:font-weight-asian="bold" style:font-size-complex="15pt" style:font-weight-complex="bold"/>
    </style:style>
    <style:style style:name="P163" style:family="paragraph" style:parent-style-name="Standard">
      <style:paragraph-properties>
        <style:tab-stops>
          <style:tab-stop style:position="12.891cm"/>
        </style:tab-stops>
      </style:paragraph-properties>
      <style:text-properties fo:font-size="15pt" fo:font-weight="bold" officeooo:rsid="0014180b" officeooo:paragraph-rsid="0014180b" style:font-size-asian="13.1000003814697pt" style:font-weight-asian="bold" style:font-size-complex="15pt" style:font-weight-complex="bold"/>
    </style:style>
    <style:style style:name="P164" style:family="paragraph" style:parent-style-name="Standard">
      <style:paragraph-properties>
        <style:tab-stops>
          <style:tab-stop style:position="12.891cm"/>
        </style:tab-stops>
      </style:paragraph-properties>
      <style:text-properties fo:font-size="15pt" fo:font-weight="bold" officeooo:rsid="0014180b" officeooo:paragraph-rsid="0015b6b3" style:font-size-asian="13.1000003814697pt" style:font-weight-asian="bold" style:font-size-complex="15pt" style:font-weight-complex="bold"/>
    </style:style>
    <style:style style:name="P165" style:family="paragraph" style:parent-style-name="Standard">
      <style:paragraph-properties>
        <style:tab-stops>
          <style:tab-stop style:position="12.891cm"/>
        </style:tab-stops>
      </style:paragraph-properties>
      <style:text-properties fo:font-size="15pt" fo:font-weight="bold" officeooo:rsid="0015b6b3" officeooo:paragraph-rsid="0015b6b3" style:font-size-asian="13.1000003814697pt" style:font-weight-asian="bold" style:font-size-complex="15pt" style:font-weight-complex="bold"/>
    </style:style>
    <style:style style:name="P166" style:family="paragraph" style:parent-style-name="Standard">
      <style:paragraph-properties>
        <style:tab-stops>
          <style:tab-stop style:position="1.439cm"/>
        </style:tab-stops>
      </style:paragraph-properties>
      <style:text-properties fo:font-size="15pt" fo:font-weight="bold" officeooo:rsid="0015b6b3" officeooo:paragraph-rsid="0015b6b3" style:font-size-asian="13.1000003814697pt" style:font-weight-asian="bold" style:font-size-complex="15pt" style:font-weight-complex="bold"/>
    </style:style>
    <style:style style:name="P167" style:family="paragraph" style:parent-style-name="Standard">
      <style:paragraph-properties>
        <style:tab-stops>
          <style:tab-stop style:position="1.439cm"/>
        </style:tab-stops>
      </style:paragraph-properties>
      <style:text-properties fo:font-size="15pt" fo:font-weight="bold" officeooo:rsid="0015b6b3" officeooo:paragraph-rsid="0015f8c8" style:font-size-asian="13.1000003814697pt" style:font-weight-asian="bold" style:font-size-complex="15pt" style:font-weight-complex="bold"/>
    </style:style>
    <style:style style:name="P168" style:family="paragraph" style:parent-style-name="Standard">
      <style:text-properties fo:font-size="15pt" fo:font-weight="bold" officeooo:rsid="000e487d" officeooo:paragraph-rsid="0015b6b3" style:font-size-asian="13.1000003814697pt" style:font-weight-asian="bold" style:font-size-complex="15pt" style:font-weight-complex="bold"/>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70309" style:font-size-asian="10.5pt" style:font-weight-asian="normal" style:font-size-complex="12pt" style:font-weight-complex="normal"/>
    </style:style>
    <style:style style:name="T4" style:family="text">
      <style:text-properties fo:font-size="12pt" fo:font-weight="normal" officeooo:rsid="0008d776" style:font-size-asian="10.5pt" style:font-weight-asian="normal" style:font-size-complex="12pt" style:font-weight-complex="normal"/>
    </style:style>
    <style:style style:name="T5" style:family="text">
      <style:text-properties fo:font-size="12pt" fo:font-weight="normal" officeooo:rsid="000909a8" style:font-size-asian="10.5pt" style:font-weight-asian="normal" style:font-size-complex="12pt" style:font-weight-complex="normal"/>
    </style:style>
    <style:style style:name="T6" style:family="text">
      <style:text-properties fo:font-size="12pt" fo:font-weight="normal" officeooo:rsid="000d2425" style:font-size-asian="10.5pt" style:font-weight-asian="normal" style:font-size-complex="12pt" style:font-weight-complex="normal"/>
    </style:style>
    <style:style style:name="T7" style:family="text">
      <style:text-properties fo:font-size="12pt" fo:font-weight="normal" officeooo:rsid="000ff052" style:font-size-asian="10.5pt" style:font-weight-asian="normal" style:font-size-complex="12pt" style:font-weight-complex="normal"/>
    </style:style>
    <style:style style:name="T8" style:family="text">
      <style:text-properties fo:font-size="12pt" fo:font-weight="normal" officeooo:rsid="0015f8c8"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officeooo:rsid="00070309" style:font-size-asian="10.5pt" style:font-weight-asian="bold" style:font-size-complex="12pt" style:font-weight-complex="bold"/>
    </style:style>
    <style:style style:name="T11" style:family="text">
      <style:text-properties fo:font-size="12pt" fo:font-weight="bold" officeooo:rsid="0008d776" style:font-size-asian="10.5pt" style:font-weight-asian="bold" style:font-size-complex="12pt" style:font-weight-complex="bold"/>
    </style:style>
    <style:style style:name="T12" style:family="text">
      <style:text-properties fo:font-size="12pt" fo:font-weight="bold" officeooo:rsid="000909a8" style:font-size-asian="10.5pt" style:font-weight-asian="bold" style:font-size-complex="12pt" style:font-weight-complex="bold"/>
    </style:style>
    <style:style style:name="T13" style:family="text">
      <style:text-properties fo:font-size="12pt" fo:font-weight="bold" officeooo:rsid="000d2425" style:font-size-asian="10.5pt" style:font-weight-asian="bold" style:font-size-complex="12pt" style:font-weight-complex="bold"/>
    </style:style>
    <style:style style:name="T14" style:family="text">
      <style:text-properties fo:font-size="12pt" fo:font-weight="bold" officeooo:rsid="000ff052" style:font-size-asian="10.5pt" style:font-weight-asian="bold" style:font-size-complex="12pt" style:font-weight-complex="bold"/>
    </style:style>
    <style:style style:name="T15" style:family="text">
      <style:text-properties fo:font-size="12pt" fo:font-weight="bold" officeooo:rsid="0015f8c8" style:font-size-asian="10.5pt" style:font-weight-asian="bold" style:font-size-complex="12pt" style:font-weight-complex="bold"/>
    </style:style>
    <style:style style:name="T16" style:family="text">
      <style:text-properties fo:font-size="12pt" fo:font-style="normal" fo:font-weight="bold" officeooo:rsid="000909a8"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0c4dff" style:font-size-asian="10.5pt" style:font-style-asian="normal" style:font-weight-asian="bold" style:font-size-complex="12pt" style:font-style-complex="normal" style:font-weight-complex="bold"/>
    </style:style>
    <style:style style:name="T18" style:family="text">
      <style:text-properties fo:font-size="12pt" fo:font-style="normal" fo:font-weight="bold" officeooo:rsid="000c9980" style:font-size-asian="10.5pt" style:font-style-asian="normal" style:font-weight-asian="bold" style:font-size-complex="12pt" style:font-style-complex="normal" style:font-weight-complex="bold"/>
    </style:style>
    <style:style style:name="T19" style:family="text">
      <style:text-properties fo:font-size="12pt" fo:font-style="normal" fo:font-weight="normal" officeooo:rsid="000909a8"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0aebdd"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0c4dff" style:font-size-asian="10.5pt" style:font-style-asian="normal" style:font-weight-asian="normal" style:font-size-complex="12pt" style:font-style-complex="normal" style:font-weight-complex="normal"/>
    </style:style>
    <style:style style:name="T22" style:family="text">
      <style:text-properties fo:font-size="15pt" fo:font-weight="bold" style:font-size-asian="13.1000003814697pt" style:font-weight-asian="bold" style:font-size-complex="15pt" style:font-weight-complex="bold"/>
    </style:style>
    <style:style style:name="T23" style:family="text">
      <style:text-properties fo:font-size="15pt" fo:font-weight="bold" officeooo:rsid="00070309" style:font-size-asian="13.1000003814697pt" style:font-weight-asian="bold" style:font-size-complex="15pt" style:font-weight-complex="bold"/>
    </style:style>
    <style:style style:name="T24" style:family="text">
      <style:text-properties fo:font-size="15pt" fo:font-weight="bold" officeooo:rsid="0008d776" style:font-size-asian="13.1000003814697pt" style:font-weight-asian="bold" style:font-size-complex="15pt" style:font-weight-complex="bold"/>
    </style:style>
    <style:style style:name="T25" style:family="text">
      <style:text-properties fo:font-size="15pt" fo:font-weight="bold" officeooo:rsid="000d2425" style:font-size-asian="13.1000003814697pt" style:font-weight-asian="bold" style:font-size-complex="15pt" style:font-weight-complex="bold"/>
    </style:style>
    <style:style style:name="T26" style:family="text">
      <style:text-properties fo:font-size="15pt" fo:font-weight="bold" officeooo:rsid="0015f8c8" style:font-size-asian="13.1000003814697pt" style:font-weight-asian="bold" style:font-size-complex="15pt" style:font-weight-complex="bold"/>
    </style:style>
    <style:style style:name="T27" style:family="text">
      <style:text-properties fo:font-size="15pt" fo:font-style="normal" fo:font-weight="bold" officeooo:rsid="000aebdd" style:font-size-asian="13.1000003814697pt" style:font-style-asian="normal" style:font-weight-asian="bold" style:font-size-complex="15pt" style:font-style-complex="normal" style:font-weight-complex="bold"/>
    </style:style>
    <style:style style:name="T28" style:family="text">
      <style:text-properties fo:font-weight="normal" style:font-weight-asian="normal" style:font-weight-complex="normal"/>
    </style:style>
    <style:style style:name="T29" style:family="text">
      <style:text-properties officeooo:rsid="000ff052"/>
    </style:style>
    <style:style style:name="T30" style:family="text">
      <style:text-properties officeooo:rsid="0011c724"/>
    </style:style>
    <style:style style:name="T31" style:family="text">
      <style:text-properties fo:font-weight="bold" style:font-weight-asian="bold" style:font-weight-complex="bold"/>
    </style:style>
    <style:style style:name="T32" style:family="text">
      <style:text-properties fo:font-weight="bold" officeooo:rsid="0015f8c8" style:font-weight-asian="bold" style:font-weight-complex="bold"/>
    </style:style>
    <style:style style:name="T33" style:family="text">
      <style:text-properties officeooo:rsid="0015f8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MA 1</text:p>
      <text:p text:style-name="P1">Concepto de bases de datos: <text:span text:style-name="T2">colección de datos integrados, con redundancia controlada y con una estructura que refleje las interrelaciones y restricciones existentes entre los datos.</text:span></text:p>
      <text:p text:style-name="P1">Ventajas de las BBDD frente a los ficheros:</text:p>
      <text:list xml:id="list2189095733" text:style-name="L1">
        <text:list-item>
          <text:p text:style-name="P49">Independencia de los datos con respecto a los tratamientos. </text:p>
        </text:list-item>
        <text:list-item>
          <text:p text:style-name="P49">Coherencia de los resultados (consistencia). </text:p>
        </text:list-item>
        <text:list-item>
          <text:p text:style-name="P49">Mayor eficiencia en la validación y entrada de los datos en el sistema. </text:p>
        </text:list-item>
        <text:list-item>
          <text:p text:style-name="P49">Mayor disponibilidad de los datos para el conjunto de usuarios. </text:p>
        </text:list-item>
        <text:list-item>
          <text:p text:style-name="P49">Optimización del uso del espacio de almacenamiento. </text:p>
        </text:list-item>
      </text:list>
      <text:p text:style-name="P1">Desventajas de las BBDD frente a los ficheros:</text:p>
      <text:list xml:id="list214204286" text:style-name="L2">
        <text:list-item>
          <text:p text:style-name="P51">Instalación costosa (HW &amp; SW). </text:p>
        </text:list-item>
        <text:list-item>
          <text:p text:style-name="P51">Requiere de altos conocimientos técnicos. </text:p>
        </text:list-item>
        <text:list-item>
          <text:p text:style-name="P51">Implantación larga y difícil. </text:p>
        </text:list-item>
      </text:list>
      <text:p text:style-name="P1">Un modelo de datos <text:span text:style-name="T2">es un conjunto de conceptos, reglas y convenciones que se aplican a una parcela del mundo real para obtener una estructura de datos denominada </text:span><text:span text:style-name="T1">esquema.</text:span></text:p>
      <text:p text:style-name="P1">Clasificación de los Modelos de Datos según el SGBD:</text:p>
      <text:list xml:id="list2436193626" text:style-name="L3">
        <text:list-item>
          <text:p text:style-name="P153"><text:span text:style-name="T10">Modelo conceptual: </text:span><text:span text:style-name="T3">: describe las entidades implicadas en el UD desde un punto de vista estructural. </text:span></text:p>
        </text:list-item>
        <text:list-item>
          <text:p text:style-name="P153"><text:span text:style-name="T10">Modelo lógico: </text:span><text:span text:style-name="T3"><text:s/>representa el problema bajo las restricciones de un tipo de SGBD concreto. </text:span></text:p>
        </text:list-item>
        <text:list-item>
          <text:p text:style-name="P153"><text:span text:style-name="T10">Modelo físico: </text:span><text:span text:style-name="T3">representa el problema desde el punto de vista de su implementación en un SGBD concreto. </text:span></text:p>
        </text:list-item>
        <text:list-item>
          <text:p text:style-name="P153"><text:span text:style-name="T10">Modelo jerárquico: </text:span><text:span text:style-name="T3">utiliza árboles para la representación lógica de los datos. </text:span></text:p>
        </text:list-item>
        <text:list-item>
          <text:p text:style-name="P153"><text:span text:style-name="T10">Modelo de red: </text:span><text:span text:style-name="T3">utiliza grafos para la representación lógica de los datos. </text:span></text:p>
        </text:list-item>
        <text:list-item>
          <text:p text:style-name="P153"><text:span text:style-name="T10">Modelo relacional: </text:span><text:span text:style-name="T3">se basa en la teoría de conjuntos y predicados lógicos de primer orden. </text:span></text:p>
        </text:list-item>
        <text:list-item>
          <text:p text:style-name="P153"><text:span text:style-name="T10">Modelo orientado a objetos: </text:span><text:span text:style-name="T3">se basa en el paradigma orientado a objetos.</text:span></text:p>
        </text:list-item>
      </text:list>
      <text:p text:style-name="P18"><text:span text:style-name="T23">El sistema gestor de bases de datos</text:span><text:span text:style-name="T3"> es un programa o un conjunto de programas que permiten a los usuarios crear y mantener una base de datos.</text:span></text:p>
      <text:p text:style-name="P22">Facilitan los procesos que permitan Definir, Construir, Manipular y Compartir una base de datos.</text:p>
      <text:list xml:id="list940553418" text:style-name="L4">
        <text:list-item>
          <text:p text:style-name="P154"><text:span text:style-name="T10">Definir: </text:span><text:span text:style-name="T3">Permite especificar los tipos, estructura y restricciones de los datos que se almacenan. </text:span></text:p>
        </text:list-item>
        <text:list-item>
          <text:p text:style-name="P154"><text:span text:style-name="T10">Construir: </text:span><text:span text:style-name="T3">Permite almacenar los datos en algún medio de almacenamiento controlado por el SGBD. </text:span></text:p>
        </text:list-item>
        <text:list-item>
          <text:p text:style-name="P154"><text:span text:style-name="T10">Manipular: </text:span><text:span text:style-name="T3">Permite consultar y actualizar los datos de la BD para recuperar datos específicos.</text:span></text:p>
        </text:list-item>
        <text:list-item>
          <text:p text:style-name="P154"><text:span text:style-name="T10">Compartir: </text:span><text:span text:style-name="T3">Permite que varios usuarios accedan a la BD de forma simultánea. </text:span></text:p>
        </text:list-item>
      </text:list>
      <text:p text:style-name="P2">Los objetivos de los Sistemas Gestores de Bases de Datos son:</text:p>
      <text:list xml:id="list4072526432" text:style-name="L5">
        <text:list-item>
          <text:p text:style-name="P52">Evitar redundancia de datos, eliminando posibles inconsistencias. </text:p>
        </text:list-item>
        <text:list-item>
          <text:p text:style-name="P52">Mantener la integridad de los datos realizando las validaciones necesarias al actualizar. </text:p>
        </text:list-item>
        <text:list-item>
          <text:p text:style-name="P52">Asegurar la independencia entre aplicaciones y datos. </text:p>
        </text:list-item>
        <text:list-item>
          <text:p text:style-name="P52">Mejorar la eficacia de acceso a datos, especialmente en consultas imprevistas. </text:p>
        </text:list-item>
      </text:list>
      <text:p text:style-name="P2">Algunas de las funciones de los Sistemas Gestores de Bases de Datos son:</text:p>
      <text:list xml:id="list3321153632" text:style-name="L6">
        <text:list-item>
          <text:p text:style-name="P141">Definición de datos (Lenguaje DDL)</text:p>
        </text:list-item>
        <text:list-item>
          <text:p text:style-name="P53">Definición y creación de Bases de Datos. </text:p>
        </text:list-item>
        <text:list-item>
          <text:p text:style-name="P53">Gestión de objetos conceptuales. </text:p>
        </text:list-item>
        <text:list-item>
          <text:p text:style-name="P53">Gestión de vistas. </text:p>
        </text:list-item>
      </text:list>
      <text:p text:style-name="P23"/>
      <text:list xml:id="list215445990765280" text:continue-numbering="true" text:style-name="L6">
        <text:list-item>
          <text:p text:style-name="P141">Manipulación de datos (Lenguaje DML)</text:p>
        </text:list-item>
        <text:list-item>
          <text:p text:style-name="P53">Insertar y eliminar datos en la BD. </text:p>
        </text:list-item>
        <text:list-item>
          <text:p text:style-name="P53">Actualizar datos en la BD.</text:p>
        </text:list-item>
        <text:list-item>
          <text:p text:style-name="P53">Consultar datos de la BD.</text:p>
        </text:list-item>
      </text:list>
      <text:p text:style-name="P23"><text:soft-page-break/></text:p>
      <text:list xml:id="list215444717621157" text:continue-numbering="true" text:style-name="L6">
        <text:list-item>
          <text:p text:style-name="P141">Seguridad e integridad de los datos</text:p>
        </text:list-item>
        <text:list-item>
          <text:p text:style-name="P53"><text:s text:c="2"/>Gestión de autorizaciones de acceso a los datos indicando quién y qué operaciones puede realizar sobre los distintos datos. </text:p>
        </text:list-item>
        <text:list-item>
          <text:p text:style-name="P53">Validar las operaciones realizadas sobre los datos atendiendo a las restricciones de integridad. </text:p>
        </text:list-item>
        <text:list-item>
          <text:p text:style-name="P53">Protección de los datos contra accesos malintencionados y fallos. Incluye contraseñas, vistas, encriptado y respaldo. </text:p>
        </text:list-item>
      </text:list>
      <text:p text:style-name="P23"/>
      <text:list xml:id="list215444239412929" text:continue-numbering="true" text:style-name="L6">
        <text:list-item>
          <text:p text:style-name="P141">Gestión de transacciones y acceso concurrente</text:p>
        </text:list-item>
        <text:list-item>
          <text:p text:style-name="P53">Garantizar la consistencia de la BD ante el acceso simultáneo de diferentes usuarios. </text:p>
        </text:list-item>
        <text:list-item>
          <text:p text:style-name="P53">Transacción: unidad lógica compuesta por una o más operaciones y cumple las propiedades ACID: </text:p>
        </text:list-item>
      </text:list>
      <text:p text:style-name="P23"/>
      <text:list xml:id="list215444571088241" text:continue-numbering="true" text:style-name="L6">
        <text:list-item>
          <text:p text:style-name="P155"><text:span text:style-name="T11">Atomicity: </text:span><text:span text:style-name="T4">“o se realizan todas las operaciones de la transacción o no se realiza ninguna”. </text:span></text:p>
        </text:list-item>
        <text:list-item>
          <text:p text:style-name="P155"><text:span text:style-name="T11">Consistency: </text:span><text:span text:style-name="T4">la ejecución de una transacción debe dejar la BD en un estado consistente. </text:span></text:p>
        </text:list-item>
        <text:list-item>
          <text:p text:style-name="P155"><text:span text:style-name="T11">Isolation: </text:span><text:span text:style-name="T4">una transacción no muestra los cambios hasta finalizar, asegurando que una transacción no afecta a otra. </text:span></text:p>
        </text:list-item>
        <text:list-item>
          <text:p text:style-name="P155"><text:span text:style-name="T11">Durability: </text:span><text:span text:style-name="T4">finalizada la transacción los cambios se mantienen. </text:span></text:p>
        </text:list-item>
      </text:list>
      <text:p text:style-name="P2">Los componentes de un Sistema Gestor de Bases de Datos son los siguientes:</text:p>
      <text:list xml:id="list1526222978" text:style-name="L7">
        <text:list-item>
          <text:p text:style-name="P156"><text:span text:style-name="T11">Compilador DML:</text:span><text:span text:style-name="T4"> traduce de forma óptima las instrucciones DML en instrucciones de bajo nivel.</text:span></text:p>
        </text:list-item>
        <text:list-item>
          <text:p text:style-name="P156"><text:span text:style-name="T11">Precompilador DML:</text:span><text:span text:style-name="T4"> traduce instrucciones DML incorporadas en un programa. </text:span></text:p>
        </text:list-item>
        <text:list-item>
          <text:p text:style-name="P156"><text:span text:style-name="T11">Intérprete DDL:</text:span><text:span text:style-name="T4"> interpreta las instrucciones DDL y actualiza el diccionario de datos. </text:span></text:p>
        </text:list-item>
        <text:list-item>
          <text:p text:style-name="P54">Manejador de la BD (motor): </text:p>
        </text:list-item>
      </text:list>
      <text:p text:style-name="P23"/>
      <text:list xml:id="list215444603017972" text:continue-numbering="true" text:style-name="L7">
        <text:list-item>
          <text:p text:style-name="P54">Ejecuta la consultas generadas por el compilador </text:p>
        </text:list-item>
        <text:list-item>
          <text:p text:style-name="P54">Verifica la autorización y permisos del usuario </text:p>
        </text:list-item>
        <text:list-item>
          <text:p text:style-name="P55">Comprueba las restricciones de integridad. </text:p>
        </text:list-item>
        <text:list-item>
          <text:p text:style-name="P55">Interactúa con el gestor de archivos del SO. </text:p>
        </text:list-item>
      </text:list>
      <text:p text:style-name="P3">Almacenamiento físico de un SGBD:</text:p>
      <text:list xml:id="list3201045190" text:style-name="L8">
        <text:list-item>
          <text:p text:style-name="P157"><text:span text:style-name="T12">Ficheros de Datos: </text:span><text:span text:style-name="T5">contienen los datos de la BD. </text:span></text:p>
        </text:list-item>
        <text:list-item>
          <text:p text:style-name="P157"><text:span text:style-name="T12">Diccionario de Datos: </text:span><text:span text:style-name="T5">contiene los metadatos de la BD: tipos de datos, restricciones, nombres y descripciones. </text:span></text:p>
        </text:list-item>
        <text:list-item>
          <text:p text:style-name="P157"><text:span text:style-name="T12">Índices: </text:span><text:span text:style-name="T5">estructuras que permiten el acceso acelerado a registros en función de campos. </text:span></text:p>
        </text:list-item>
      </text:list>
      <text:p text:style-name="P3">Tipos de SGBD:</text:p>
      <text:list xml:id="list2481989137" text:style-name="L9">
        <text:list-item>
          <text:p text:style-name="P142">En función del modelo lógico de datos</text:p>
        </text:list-item>
        <text:list-item>
          <text:p text:style-name="P158"><text:span text:style-name="T12">Jerárquico: </text:span><text:span text:style-name="T5">el más conocido es IMS que emplea el lenguaje DL/I. </text:span></text:p>
        </text:list-item>
        <text:list-item>
          <text:p text:style-name="P158"><text:span text:style-name="T12">En red: </text:span><text:span text:style-name="T5">algunos de los más populares son IDMS e IDS. </text:span></text:p>
        </text:list-item>
        <text:list-item>
          <text:p text:style-name="P158"><text:span text:style-name="T12">Relacional: </text:span><text:span text:style-name="T5">son los más extendidos. Algunos ejemplos son Oracle, MySQL, SQL Server, Maria DB, SQLite ... </text:span></text:p>
        </text:list-item>
      </text:list>
      <text:p text:style-name="P24"/>
      <text:list xml:id="list215445547053272" text:continue-numbering="true" text:style-name="L9">
        <text:list-item>
          <text:p text:style-name="P142">En función del tipo de licencia</text:p>
        </text:list-item>
        <text:list-item>
          <text:p text:style-name="P158"><text:span text:style-name="T12">Software libre: </text:span><text:span text:style-name="T5">pueden ser utilizados, modificados y distribuidos sin ningún tipo de restricciones ni costes. Ej. MySQL, PostgreSQL </text:span></text:p>
        </text:list-item>
        <text:list-item>
          <text:p text:style-name="P158"><text:span text:style-name="T12">Software propietario: </text:span><text:span text:style-name="T5">son de pago y su uso, distribución y modificación deben ser autorizados por la compañía propietaria. Ej. Oracle, SQL Server </text:span></text:p>
        </text:list-item>
      </text:list>
      <text:p text:style-name="P24"/>
      <text:list xml:id="list215445177210189" text:continue-numbering="true" text:style-name="L9">
        <text:list-item>
          <text:p text:style-name="P142">En función del número de usuarios</text:p>
        </text:list-item>
        <text:list-item>
          <text:p text:style-name="P158"><text:span text:style-name="T12">Sistemas monousuarios: </text:span><text:span text:style-name="T5">se usan en BD privadas y artesanales en ordenadores personales. </text:span></text:p>
        </text:list-item>
        <text:list-item>
          <text:p text:style-name="P158"><text:soft-page-break/><text:span text:style-name="T12">Sistemas multiusuario: </text:span><text:span text:style-name="T5">pueden atender a varios usuarios (y aplicaciones) al mismo tiempo. Son las más frecuentes y suelen basarse en una arquitectura cliente-servidor. </text:span></text:p>
        </text:list-item>
      </text:list>
      <text:p text:style-name="P24"/>
      <text:list xml:id="list215445616182385" text:continue-numbering="true" text:style-name="L9">
        <text:list-item>
          <text:p text:style-name="P146">En función de la distribución de sus componentes</text:p>
        </text:list-item>
        <text:list-item>
          <text:p text:style-name="P158"><text:span text:style-name="T16">Centralizados: </text:span><text:span text:style-name="T19">el SGBD y las bases de datos están alojados en una misma máquina. </text:span></text:p>
        </text:list-item>
        <text:list-item>
          <text:p text:style-name="P158"><text:span text:style-name="T16">Distribuidos: </text:span><text:span text:style-name="T19">: las bases de datos y el SGBD pueden estar en distintas máquinas conectadas en red. Se diferencian 2 tipos: </text:span></text:p>
        </text:list-item>
      </text:list>
      <text:p text:style-name="P44"/>
      <text:list xml:id="list215444726833849" text:continue-numbering="true" text:style-name="L9">
        <text:list-item>
          <text:p text:style-name="P158"><text:span text:style-name="T16">Stms. Homogeneos: </text:span><text:span text:style-name="T19">: bases de datos con el mismo SGBD en varias máquinas. </text:span></text:p>
        </text:list-item>
        <text:list-item>
          <text:p text:style-name="P158"><text:span text:style-name="T16">Stms. Federados: </text:span><text:span text:style-name="T19">bases de datos con distintos SGBD en varia máquinas. </text:span></text:p>
        </text:list-item>
      </text:list>
      <text:p text:style-name="P14">Distribución de los Datos en un SGBD Distribuído</text:p>
      <text:p text:style-name="P19"><text:span text:style-name="T16">Replicada: </text:span><text:span text:style-name="T19">cada nodo debe tener una copia completa de la BD. Se pierde rendimiento en las operaciones de actualización, tiene un alto coste en recursos de red y memoria pero son más rápidas en las consultas. </text:span></text:p>
      <text:p text:style-name="P19"><text:span text:style-name="T16">Particionada: </text:span><text:span text:style-name="T19">los datos están distribuidos en varios nodos. Tiene menor coste de memoria pero son más lentos. </text:span></text:p>
      <text:p text:style-name="P20"><text:span text:style-name="T16">Híbrida: </text:span><text:span text:style-name="T19">: es la combinación de los 2 anteriores. Los datos están almacenados en varios nodos y a la vez estos nodos están replicados. </text:span></text:p>
      <text:p text:style-name="P20"><text:span text:style-name="T27">Una vista </text:span><text:span text:style-name="T20">se puede considerar como un subconjunto de la base de datos o puede contener datos virtuales derivados de los archivos de la base de datos pero que no estén explícitamente almacenados </text:span></text:p>
      <text:p text:style-name="P15">Compartición de datos y procesamiento de transacciones multiusuario </text:p>
      <text:p text:style-name="P45">Permite que varios usuarios accedan al mismo tiempo a la base de datos. Existe un mecanismo de control de concurrencia para que varios usuarios puedan actualizar al mismo tiempo los mismos datos de forma controlada. </text:p>
      <text:p text:style-name="P21"><text:span text:style-name="T17">Transacción: </text:span><text:span text:style-name="T21">proceso o programa en ejecución que incluye uno o más accesos a la base de datos, que se ejecuta de forma aislada y como un todo. </text:span></text:p>
      <text:p text:style-name="P16">Ventajas de los sistemas de BD</text:p>
      <text:p text:style-name="P42">Derivadas de la integración de los datos</text:p>
      <text:list xml:id="list4050227825" text:style-name="L10">
        <text:list-item>
          <text:p text:style-name="P147">Control sobre la redundancia de los datos:</text:p>
        </text:list-item>
        <text:list-item>
          <text:p text:style-name="P148">Con ficheros: Varias copias de los mismos datos en ficheros diferentes </text:p>
        </text:list-item>
      </text:list>
      <text:p text:style-name="P46"/>
      <text:list xml:id="list215445105799371" text:continue-numbering="true" text:style-name="L10">
        <text:list-item>
          <text:p text:style-name="P147">Consistencia de los datos:</text:p>
        </text:list-item>
        <text:list-item>
          <text:p text:style-name="P148">Derivado del punto anterior. </text:p>
        </text:list-item>
      </text:list>
      <text:p text:style-name="P46"/>
      <text:list xml:id="list215445873386017" text:continue-numbering="true" text:style-name="L10">
        <text:list-item>
          <text:p text:style-name="P147">Mayor información sobre la misma cantidad de datos:</text:p>
        </text:list-item>
        <text:list-item>
          <text:p text:style-name="P148">Por estar todos los datos integrados en una única ubicación. </text:p>
        </text:list-item>
      </text:list>
      <text:p text:style-name="P46"/>
      <text:list xml:id="list215444164499058" text:continue-numbering="true" text:style-name="L10">
        <text:list-item>
          <text:p text:style-name="P147">Mayor eficiencia en la recogida, codificación y entrada del sistema. </text:p>
        </text:list-item>
        <text:list-item>
          <text:p text:style-name="P148">Los datos se recogen y validan una sola vez </text:p>
        </text:list-item>
      </text:list>
      <text:p text:style-name="P46"/>
      <text:list xml:id="list215444290816345" text:continue-numbering="true" text:style-name="L10">
        <text:list-item>
          <text:p text:style-name="P147">Compartición de datos:</text:p>
        </text:list-item>
        <text:list-item>
          <text:p text:style-name="P148">Con ficheros: Cada fichero es propiedad de un departamento o persona. </text:p>
        </text:list-item>
        <text:list-item>
          <text:p text:style-name="P148">Con BD: La BD pertenece a la empresa y es compartida. Incluso nuevas aplicaciones pueden hacer uso de ellas </text:p>
        </text:list-item>
      </text:list>
      <text:p text:style-name="P16">Ventajas derivadas de la existencia de un SGBD</text:p>
      <text:list xml:id="list1788010786" text:style-name="L11">
        <text:list-item>
          <text:p text:style-name="P149">Mejora en la integridad de los datos. </text:p>
        </text:list-item>
        <text:list-item>
          <text:p text:style-name="P149">Mejora en la seguridad. </text:p>
        </text:list-item>
        <text:list-item>
          <text:p text:style-name="P149">Mejora en la accesibilidad. </text:p>
        </text:list-item>
        <text:list-item>
          <text:p text:style-name="P149">Mejora en la productividad. </text:p>
        </text:list-item>
        <text:list-item>
          <text:p text:style-name="P149">Independencia de los datos: Mejora en el mantenimiento. </text:p>
        </text:list-item>
        <text:list-item>
          <text:p text:style-name="P149"><text:soft-page-break/>Aumento de la concurrencia. </text:p>
        </text:list-item>
        <text:list-item>
          <text:p text:style-name="P149">Mejora en los servicios de copia de seguridad y recuperación ante fallos. </text:p>
        </text:list-item>
      </text:list>
      <text:p text:style-name="P16">Inconvenientes de los sistemas de BD</text:p>
      <text:list xml:id="list1343713897" text:style-name="L12">
        <text:list-item>
          <text:p text:style-name="P150">Complejidad. </text:p>
        </text:list-item>
        <text:list-item>
          <text:p text:style-name="P150">Tamaño</text:p>
        </text:list-item>
        <text:list-item>
          <text:p text:style-name="P150">Coste del SGBD</text:p>
        </text:list-item>
        <text:list-item>
          <text:p text:style-name="P150">Coste del equipamiento adicional. </text:p>
        </text:list-item>
        <text:list-item>
          <text:p text:style-name="P150">Coste del personal especializado para diseño y administración </text:p>
        </text:list-item>
      </text:list>
      <text:p text:style-name="P17">Usuarios de una base de datos</text:p>
      <text:p text:style-name="P43">Administrador de la BD</text:p>
      <text:list xml:id="list1961560764" text:style-name="L13">
        <text:list-item>
          <text:p text:style-name="P151">Su función principal es administrar el recurso principal, la BD, así como el SGBD y el software que los usuarios utilizan. </text:p>
        </text:list-item>
        <text:list-item>
          <text:p text:style-name="P151">Responsabilidades:</text:p>
        </text:list-item>
      </text:list>
      <text:p text:style-name="P47"/>
      <text:list xml:id="list215445891956931" text:continue-numbering="true" text:style-name="L13">
        <text:list-item>
          <text:p text:style-name="P151">Controlar el acceso autorizado a la BD. </text:p>
        </text:list-item>
        <text:list-item>
          <text:p text:style-name="P151">Coordinar y monitorizar el uso de la BD. </text:p>
        </text:list-item>
        <text:list-item>
          <text:p text:style-name="P151">Adquirir los recursos hardware y software necesarios. </text:p>
        </text:list-item>
        <text:list-item>
          <text:p text:style-name="P151">Evitar y resolver problemas relacionados con brechas de seguridad, tiempos de respuesta pobres, etc. </text:p>
        </text:list-item>
      </text:list>
      <text:p text:style-name="P43">Diseñador de la BD</text:p>
      <text:list xml:id="list3623616450" text:style-name="L14">
        <text:list-item>
          <text:p text:style-name="P152">Son los responsables de identificar los datos que se almacenarán en la base de datos y de elegir las estructuras apropiadas para representar y almacenar esos datos. </text:p>
        </text:list-item>
      </text:list>
      <text:p text:style-name="P43">Usuarios finales</text:p>
      <text:p text:style-name="P48"><text:span text:style-name="T18">Analistas de sistemas y programadores de aplicaciones.</text:span><text:span text:style-name="T24"><text:line-break/></text:span><text:span text:style-name="T23"><text:line-break/></text:span><text:span text:style-name="T25">TEMA 2</text:span></text:p>
      <text:p text:style-name="P25">Una característica fundamental de las bases de datos es que ofrecen algún nivel de abstracción de los datos. </text:p>
      <text:p text:style-name="P25">La abstracción de datos se refiere generalmente a la supresión de detalles de la organización y el almacenamiento de los datos. </text:p>
      <text:p text:style-name="P4">Modelo de Datos (MD)</text:p>
      <text:p text:style-name="P41">Conjunto de conceptos <text:span text:style-name="T28">(entidades, relaciones, tablas, etc). </text:span></text:p>
      <text:p text:style-name="P37">Que se utilizan para describir la estructura de la base de datos: </text:p>
      <text:list xml:id="list1531052112" text:style-name="L15">
        <text:list-item>
          <text:p text:style-name="P50">Tipos de los datos </text:p>
        </text:list-item>
        <text:list-item>
          <text:p text:style-name="P50">Relaciones entre los datos </text:p>
        </text:list-item>
        <text:list-item>
          <text:p text:style-name="P50">Restricciones que deben cumplir los datos </text:p>
        </text:list-item>
      </text:list>
      <text:p text:style-name="P37">Las operaciones básicas incluyen insertar, borrar, actualizar y consultar cualquier objeto de la BD. </text:p>
      <text:p text:style-name="P4">Conceptuales (MD de alto nivel) </text:p>
      <text:p text:style-name="P26">Ofrecen conceptos muy cercanos a cómo el usuario percibe los datos. P. ej: </text:p>
      <text:list xml:id="list1465496250" text:style-name="L16">
        <text:list-item>
          <text:p text:style-name="P159"><text:span text:style-name="T13">Entidades: </text:span><text:span text:style-name="T28">Representa un objeto del mundo real (un empleado, un proyecto,etc) que se describe en la BD </text:span></text:p>
        </text:list-item>
        <text:list-item>
          <text:p text:style-name="P159"><text:span text:style-name="T13">Atributos: </text:span><text:span text:style-name="T2">Representa una propiedad de interés que describe a una entidad (nombre, salario, etc). </text:span></text:p>
        </text:list-item>
        <text:list-item>
          <text:p text:style-name="P159"><text:span text:style-name="T13">Relaciones: </text:span><text:span text:style-name="T2"><text:s/>Representa una relación entre 2 o más entidade</text:span><text:span text:style-name="T6">s.</text:span></text:p>
        </text:list-item>
      </text:list>
      <text:p text:style-name="P26">El Modelo Entidad-Relación es el más conocido MD conceptual. </text:p>
      <text:p text:style-name="P4">Ejemplo MD Conceptual pax: 7/80</text:p>
      <text:p text:style-name="P4">Lógicos (de implementación, representativos) </text:p>
      <text:p text:style-name="P26">Son los más usados en los SGBD comerciales. P. ej: el MD Relacional, donde los usuarios perciben los datos cómo tablas. Existen otros como MD Red, Jerárquico, OO. </text:p>
      <text:p text:style-name="P4">Ejemplo MD Lógico pax 10/80</text:p>
      <text:p text:style-name="P4"><text:soft-page-break/>Físicos (MD de bajo nivel) </text:p>
      <text:p text:style-name="P26">Ofrecen conceptos que describen los detalles de cómo se almacenan los datos en el ordenador. Estos detalles son, p. ej: </text:p>
      <text:list xml:id="list984906719" text:style-name="L17">
        <text:list-item>
          <text:p text:style-name="P56">Formato y ordenamiento de los registros en los ficheros de datos </text:p>
        </text:list-item>
        <text:list-item>
          <text:p text:style-name="P56">Tamaño de página </text:p>
        </text:list-item>
        <text:list-item>
          <text:p text:style-name="P56">Ficheros de Índices </text:p>
        </text:list-item>
      </text:list>
      <text:p text:style-name="P26">Están pensados fundamentalmente para usuarios avanzados y no para usuarios finales. </text:p>
      <text:p text:style-name="P4">Ejemplo MD Físico pax 12/80</text:p>
      <text:p text:style-name="P4">Esquema de una BD</text:p>
      <text:p text:style-name="P26">En cualquier modelo de datos es importante distinguir entre la descripción de la base de datos y la misma base de datos: </text:p>
      <text:list xml:id="list587086481" text:style-name="L18">
        <text:list-item>
          <text:p text:style-name="P143">Esquema de una BD:</text:p>
        </text:list-item>
        <text:list-item>
          <text:p text:style-name="P57">Es la descripción de la propia BD. </text:p>
        </text:list-item>
        <text:list-item>
          <text:p text:style-name="P57">Incluye la descripción de la estructura de la BD, los tipos de datos y las restricciones de la BD. </text:p>
        </text:list-item>
      </text:list>
      <text:p text:style-name="P26"/>
      <text:list xml:id="list215446076973504" text:continue-numbering="true" text:style-name="L18">
        <text:list-item>
          <text:p text:style-name="P143">Diagrama del esquema:</text:p>
        </text:list-item>
        <text:list-item>
          <text:p text:style-name="P57">Visualización de un esquema en un determinado Modelo de Datos. P. ej: Diagrama Entidad-Relación, Diagrama Relacional </text:p>
        </text:list-item>
      </text:list>
      <text:p text:style-name="P26"/>
      <text:list xml:id="list215444719604685" text:continue-numbering="true" text:style-name="L18">
        <text:list-item>
          <text:p text:style-name="P143">Estructura de esquema:</text:p>
        </text:list-item>
        <text:list-item>
          <text:p text:style-name="P57">Cada uno de los objetos del esquema. </text:p>
        </text:list-item>
      </text:list>
      <text:p text:style-name="P4">Estado de una BD</text:p>
      <text:p text:style-name="P39">Estado de una BD:</text:p>
      <text:list xml:id="list1079453605" text:style-name="L19">
        <text:list-item>
          <text:p text:style-name="P58">Los datos almacenados en una BD en un momento determinado. </text:p>
        </text:list-item>
        <text:list-item>
          <text:p text:style-name="P58">Conjunto de instancias de los elementos del esquema de la BD </text:p>
        </text:list-item>
      </text:list>
      <text:p text:style-name="P39">Estado inicial de una BD:</text:p>
      <text:list xml:id="list4285098347" text:style-name="L20">
        <text:list-item>
          <text:p text:style-name="P59">Se refiere a la BD cuando ésta se rellena o carga con datos la primera vez con los datos iniciales. </text:p>
        </text:list-item>
      </text:list>
      <text:p text:style-name="P39">Estado Válido (consistente) de la BD </text:p>
      <text:p text:style-name="P26">El SGBD es el responsable de que cada estado de una BD sea un estado válido, es decir, que satisfaga la estructura y restricciones especificadas en el esquema. </text:p>
      <text:p text:style-name="P4">En una Base de Datos </text:p>
      <text:list xml:id="list280853582" text:style-name="L21">
        <text:list-item>
          <text:p text:style-name="P60">El esquema no debe cambiar con frecuencia. </text:p>
        </text:list-item>
        <text:list-item>
          <text:p text:style-name="P60">El estado cambia cada vez que se realiza una actualización. </text:p>
        </text:list-item>
      </text:list>
      <text:p text:style-name="P26"/>
      <text:list xml:id="list215446126243476" text:continue-numbering="true" text:style-name="L21">
        <text:list-item>
          <text:p text:style-name="P60">Esquema != Intensión </text:p>
        </text:list-item>
        <text:list-item>
          <text:p text:style-name="P60">Estado != Extensión </text:p>
        </text:list-item>
      </text:list>
      <text:p text:style-name="P4">Arquitectura ANSI/SPARC </text:p>
      <text:p text:style-name="P40">Características de la metodología de BD:</text:p>
      <text:list xml:id="list1300909565" text:style-name="L22">
        <text:list-item>
          <text:p text:style-name="P61">Aislamiento entre programas y datos </text:p>
        </text:list-item>
        <text:list-item>
          <text:p text:style-name="P61">Soporte para varias vistas de usuario </text:p>
        </text:list-item>
        <text:list-item>
          <text:p text:style-name="P61">Uso del catálogo para almacenar la descripción de la BD (esquema) </text:p>
        </text:list-item>
      </text:list>
      <text:p text:style-name="P27">En 1975 se propone una arquitectura para los SBD que ayuda a conseguir estas características denominada arquitectura de tres esquemas, cuyo objetivo principal es: </text:p>
      <text:list xml:id="list283402948" text:style-name="L23">
        <text:list-item>
          <text:p text:style-name="P62">Separar las aplicaciones de usuario y las bases de datos físicas </text:p>
        </text:list-item>
        <text:list-item>
          <text:p text:style-name="P62">Proporcionar múltiples vistas de usuario </text:p>
        </text:list-item>
      </text:list>
      <text:p text:style-name="P5">Nivel Interno </text:p>
      <text:p text:style-name="P27">el esquema de una BD se define en tres niveles de abstracción distintos: </text:p>
      <text:p text:style-name="P27">En el Nivel Interno se describe la estructura física de la BD mediante un esquema interno. Se describe: </text:p>
      <text:list xml:id="list3891902055" text:style-name="L24">
        <text:list-item>
          <text:p text:style-name="P63"><text:soft-page-break/>Formato y ordenación de los registros en los ficheros de datos </text:p>
        </text:list-item>
        <text:list-item>
          <text:p text:style-name="P63">Tamaño de página </text:p>
        </text:list-item>
        <text:list-item>
          <text:p text:style-name="P63">Ficheros de Índices </text:p>
        </text:list-item>
      </text:list>
      <text:p text:style-name="P5">Nivel Conceptual </text:p>
      <text:p text:style-name="P27">En el Nivel Conceptual se describe la estructura de TODA la BD mediante un esquema conceptual o lógico. </text:p>
      <text:p text:style-name="P27">Se puede especificar mediante un MD Conceptual o un MD Lógico. </text:p>
      <text:p text:style-name="P27">En este nivel se considera el uso de dos esquemas: </text:p>
      <text:list xml:id="list2442585662" text:style-name="L25">
        <text:list-item>
          <text:p text:style-name="P64">Esquema conceptual</text:p>
        </text:list-item>
        <text:list-item>
          <text:p text:style-name="P64">Esquema lógico</text:p>
        </text:list-item>
      </text:list>
      <text:p text:style-name="P5">Nivel Externo</text:p>
      <text:p text:style-name="P27">En el Nivel Externo se describen varios esquemas externos o vistas de usuario </text:p>
      <text:p text:style-name="P27">Cada esquema externo o vista </text:p>
      <text:list xml:id="list1517413116" text:style-name="L26">
        <text:list-item>
          <text:p text:style-name="P65">Describe la porción de la BD que le interesa a un usuario o grupo de usuarios (o aplicación) </text:p>
        </text:list-item>
        <text:list-item>
          <text:p text:style-name="P65">Para cada usuario, esa porción es la BD </text:p>
        </text:list-item>
        <text:list-item>
          <text:p text:style-name="P65">Pueden existir múltiples vistas del mismo esquema conceptual </text:p>
        </text:list-item>
        <text:list-item>
          <text:p text:style-name="P65">Se puede especificar mediante un MD Conceptual o un MD Lógico. </text:p>
        </text:list-item>
      </text:list>
      <text:p text:style-name="P5">IMPORTANTE</text:p>
      <text:p text:style-name="P27">Los tres esquemas NO son más que descripciones de los mismos datos con diferentes niveles de abstracción. </text:p>
      <text:p text:style-name="P5">Arquitectura ANSI/SPARC </text:p>
      <text:p text:style-name="P27">El SGBD debe transformar cualquier petición expresada en términos de un esquema externo a una petición expresada en términos del esquema conceptual, y luego, a una petición en el esquema interno, que se procesa sobre la base de datos almacenada. </text:p>
      <text:list xml:id="list2917865083" text:style-name="L27">
        <text:list-item>
          <text:p text:style-name="P66">Si la petición es de una obtención (consulta) de datos, será preciso modificar el formato de la información extraída de la base de datos almacenada, para que coincida con la vista externa del usuario. </text:p>
        </text:list-item>
      </text:list>
      <text:p text:style-name="P27">El proceso de transformar peticiones y resultados de un nivel a otro se denomina correspondencia o transformación. </text:p>
      <text:p text:style-name="P5">Independencia de los datos</text:p>
      <text:p text:style-name="P27">Capacidad para cambiar el esquema del nivel de un SBD sin tener que cambiar el esquema del nivel anterior (más alto). </text:p>
      <text:list xml:id="list3007295549" text:style-name="L28">
        <text:list-item>
          <text:p text:style-name="P67">Independencia Lógica de los datos </text:p>
        </text:list-item>
        <text:list-item>
          <text:p text:style-name="P67">Independencia Física de los datos</text:p>
        </text:list-item>
      </text:list>
      <text:p text:style-name="P5">Independencia Lógica de los datos</text:p>
      <text:p text:style-name="P27">Capacidad de cambiar el esquema conceptual </text:p>
      <text:list xml:id="list1281712755" text:style-name="L29">
        <text:list-item>
          <text:p text:style-name="P68">Ampliar/reducir la BD </text:p>
        </text:list-item>
        <text:list-item>
          <text:p text:style-name="P68">Modificar restricciones </text:p>
        </text:list-item>
      </text:list>
      <text:p text:style-name="P27">sin tener que cambiar</text:p>
      <text:list xml:id="list3964389377" text:style-name="L30">
        <text:list-item>
          <text:p text:style-name="P69">los esquemas externos </text:p>
        </text:list-item>
        <text:list-item>
          <text:p text:style-name="P69">los programas de aplicación que acceden a la BD </text:p>
        </text:list-item>
      </text:list>
      <text:p text:style-name="P6">Independencia Física de los datos</text:p>
      <text:p text:style-name="P28">Capacidad de cambiar el esquema interno </text:p>
      <text:list xml:id="list640421788" text:style-name="L31">
        <text:list-item>
          <text:p text:style-name="P70">Reestructurar alguna estructura de almacenamiento </text:p>
        </text:list-item>
        <text:list-item>
          <text:p text:style-name="P70">Crear nuevos índices </text:p>
        </text:list-item>
      </text:list>
      <text:p text:style-name="P28">sin que haya que cambiar</text:p>
      <text:list xml:id="list3331069433" text:style-name="L32">
        <text:list-item>
          <text:p text:style-name="P71">el esquema conceptual </text:p>
        </text:list-item>
        <text:list-item>
          <text:p text:style-name="P71">los programas de aplicación que acceden a la BD </text:p>
        </text:list-item>
      </text:list>
      <text:p text:style-name="P6">Ejemplo mirar pax: 30/80</text:p>
      <text:p text:style-name="P6"/>
      <text:p text:style-name="P6"><text:soft-page-break/>Ejemplo: Independencia de Datos mirar pax: 33/80</text:p>
      <text:p text:style-name="P6">Independencia de los datos </text:p>
      <text:p text:style-name="P28">Cuando un esquema de un nivel inferior cambia, sólo cambian las correspondencias entre ese esquema y los esquemas de nivel superior. </text:p>
      <text:p text:style-name="P6">¿Cómo conseguir la independencia de datos? </text:p>
      <text:p text:style-name="P28">El catálogo del SGBD incluye información sobre correspondencias entre esquemas. </text:p>
      <text:p text:style-name="P28">Una modificación del esquema de un nivel implica... </text:p>
      <text:list xml:id="list2025140756" text:style-name="L33">
        <text:list-item>
          <text:p text:style-name="P72">Cambios en la correspondencia entre niveles </text:p>
        </text:list-item>
        <text:list-item>
          <text:p text:style-name="P72">El esquema del nivel superior NO varía </text:p>
        </text:list-item>
      </text:list>
      <text:p text:style-name="P28">Inconvenientes de las correspondencias:</text:p>
      <text:list xml:id="list3101983027" text:style-name="L34">
        <text:list-item>
          <text:p text:style-name="P73">Gasto extra en compilación/ejecución de programas </text:p>
        </text:list-item>
        <text:list-item>
          <text:p text:style-name="P73">Menor eficiencia del SGBD </text:p>
        </text:list-item>
      </text:list>
      <text:p text:style-name="P6">Introducción e historia del MER </text:p>
      <text:p text:style-name="P28">Modelo de datos conceptual de alto nivel “Conjunto de conceptos y de reglas destinados a representar de forma global los aspectos lógicos de los diferentes tipos de datos existentes en la realidad que está siendo analizada; ha de permitir reflejar el contenido semántico de los datos existentes en el sistema, pero no sus propiedades que respondan a características de tipo físico” </text:p>
      <text:p text:style-name="P28">Describe el “mundo real” como un conjunto de ENTIDADES y de RELACIONES entre ellas. Modelado Semántico. </text:p>
      <text:p text:style-name="P28">Gran difusión: </text:p>
      <text:list xml:id="list4094907231" text:style-name="L35">
        <text:list-item>
          <text:p text:style-name="P74">Muy extendido en los métodos de diseño de bases de datos </text:p>
        </text:list-item>
        <text:list-item>
          <text:p text:style-name="P74">Soportado por herramientas software de diseño (CASE) </text:p>
        </text:list-item>
      </text:list>
      <text:p text:style-name="P6">Esquema conceptual </text:p>
      <text:p text:style-name="P28">Descripción concisa de los requisitos de información de los usuarios. </text:p>
      <text:p text:style-name="P28">Descripciones detalladas de: </text:p>
      <text:list xml:id="list2876781980" text:style-name="L36">
        <text:list-item>
          <text:p text:style-name="P75">Tipos de datos</text:p>
        </text:list-item>
        <text:list-item>
          <text:p text:style-name="P75">Relaciones entre datos</text:p>
        </text:list-item>
        <text:list-item>
          <text:p text:style-name="P75">Restricciones que los datos deben cumplir</text:p>
        </text:list-item>
      </text:list>
      <text:p text:style-name="P28">Sin detalles de implementación</text:p>
      <text:list xml:id="list351625812" text:style-name="L37">
        <text:list-item>
          <text:p text:style-name="P76">Más fácil de entender </text:p>
        </text:list-item>
        <text:list-item>
          <text:p text:style-name="P76">Comunicación con el usuario no técnico </text:p>
        </text:list-item>
      </text:list>
      <text:p text:style-name="P7">Entidad</text:p>
      <text:p text:style-name="P29">Cosa u objeto del mundo real con existencia propia y distinguible del resto. </text:p>
      <text:p text:style-name="P29">Objeto con existencia... </text:p>
      <text:list xml:id="list1059371014" text:style-name="L38">
        <text:list-item>
          <text:p text:style-name="P78">física o real (una persona, un libro o un empleado) </text:p>
        </text:list-item>
        <text:list-item>
          <text:p text:style-name="P78">abstracta o conceptual (una asignatura o un viaje) </text:p>
        </text:list-item>
      </text:list>
      <text:p text:style-name="P7">Atributo</text:p>
      <text:p text:style-name="P29">Propiedad o característica de una entidad </text:p>
      <text:p text:style-name="P29">Una entidad particular es descrita por los valores de sus atributos: Mirar foto pax: 42/80</text:p>
      <text:p text:style-name="P7">Conjunto de Entidades (entity set) </text:p>
      <text:p text:style-name="P29">Define a todas las entidades que poseen los mismos atributos </text:p>
      <text:list xml:id="list2227708801" text:style-name="L39">
        <text:list-item>
          <text:p text:style-name="P79">PELICULA: titulo, genero, nacionalidad, añoestreno,numcopias </text:p>
        </text:list-item>
        <text:list-item>
          <text:p text:style-name="P79">EMPLEADO: dni, nss, nombre, fechanacim, direccion, telefono, altura, nacionalidad, edad </text:p>
        </text:list-item>
      </text:list>
      <text:p text:style-name="P7">Instancia de un conjunto de entidades </text:p>
      <text:p text:style-name="P29">También ocurrencia, realización, ejemplar, entidad concreta o individual mirar páx: 44/80</text:p>
      <text:p text:style-name="P7">Intensión y Extensión </text:p>
      <text:p text:style-name="P29">Un conjunto de entidades describe el esquema o intensión para todas las entidades que poseen la misma estructura </text:p>
      <text:list xml:id="list517920942" text:style-name="L40">
        <text:list-item>
          <text:p text:style-name="P80">EMPLEADO: dni, nss, nombre, dirección, telefono, altura, fechanacim, nacionalidad, edad </text:p>
        </text:list-item>
      </text:list>
      <text:p text:style-name="P29">Las instancias del conjunto de entidades se agrupan en una extensión. </text:p>
      <text:p text:style-name="P7"><text:soft-page-break/>Atributos simples o compuestos </text:p>
      <text:p text:style-name="P29">Atributos compuestos. </text:p>
      <text:p text:style-name="P29">Pueden dividirse en otros con significado propio: mirar pax:47/80</text:p>
      <text:p text:style-name="P29">Valor compuesto = concatenación de valores de componentes. </text:p>
      <text:p text:style-name="P29">Atributos simples (atómicos). </text:p>
      <text:p text:style-name="P29">No divisibles: </text:p>
      <text:p text:style-name="P29">Ejemplo: genero <text:s/></text:p>
      <text:p text:style-name="P7">Atributos almacenados o derivados </text:p>
      <text:p text:style-name="P29">Atributos derivados: </text:p>
      <text:list xml:id="list4115871014" text:style-name="L41">
        <text:list-item>
          <text:p text:style-name="P81">Valor calculado a partir de otra información ya existente (atributos, entidades relacionadas) </text:p>
        </text:list-item>
        <text:list-item>
          <text:p text:style-name="P81">Son información redundante... </text:p>
        </text:list-item>
      </text:list>
      <text:p text:style-name="P29"/>
      <text:list xml:id="list215444936788393" text:continue-numbering="true" text:style-name="L41">
        <text:list-item>
          <text:p text:style-name="P81">edad [de EMPLEADO], cálculo a partir de fechanacim </text:p>
        </text:list-item>
        <text:list-item>
          <text:p text:style-name="P81">Atributo derivado del valor de otro atributo </text:p>
        </text:list-item>
      </text:list>
      <text:p text:style-name="P29"/>
      <text:list xml:id="list215444508049884" text:continue-numbering="true" text:style-name="L41">
        <text:list-item>
          <text:p text:style-name="P81">numempleados [de un DEPARTAMENTO], cuenta el número empleados relacionados con (que trabajan en) ese departamento </text:p>
        </text:list-item>
        <text:list-item>
          <text:p text:style-name="P81">Atributo derivado de entidades relacionadas </text:p>
        </text:list-item>
      </text:list>
      <text:p text:style-name="P29">Atributos almacenados:</text:p>
      <text:list xml:id="list701665200" text:style-name="L42">
        <text:list-item>
          <text:p text:style-name="P82">fechanacim [de cada EMPLEADO] </text:p>
        </text:list-item>
        <text:list-item>
          <text:p text:style-name="P82">nacionalidad [de una PELICULA] </text:p>
        </text:list-item>
      </text:list>
      <text:p text:style-name="P7">Atributos monovaluados y multivaluados </text:p>
      <text:p text:style-name="P29">Atributos monovaluados (monovalorados): </text:p>
      <text:list xml:id="list2707986154" text:style-name="L43">
        <text:list-item>
          <text:p text:style-name="P83">Sólo un valor para cada entidad: </text:p>
        </text:list-item>
        <text:list-item>
          <text:p text:style-name="P83">fechanacim [de un EMPLEADO particular] </text:p>
        </text:list-item>
        <text:list-item>
          <text:p text:style-name="P83">anhoestreno [de cada PELICULA concreta] </text:p>
        </text:list-item>
      </text:list>
      <text:p text:style-name="P29">Atributos multivaluados (multivalorados): </text:p>
      <text:list xml:id="list1053825343" text:style-name="L44">
        <text:list-item>
          <text:p text:style-name="P84">Más de un valor para la misma entidad </text:p>
        </text:list-item>
        <text:list-item>
          <text:p text:style-name="P84">nacionalidad [ PELICULA coproducida por varios países ] </text:p>
        </text:list-item>
        <text:list-item>
          <text:p text:style-name="P84">telefono [ EMPLEADO con varios teléfonos de contacto] </text:p>
        </text:list-item>
      </text:list>
      <text:p text:style-name="P29"/>
      <text:list xml:id="list215444711132130" text:continue-numbering="true" text:style-name="L44">
        <text:list-item>
          <text:p text:style-name="P84">Pueden tener límites superior e inferior del número de valores por entidad: </text:p>
        </text:list-item>
        <text:list-item>
          <text:p text:style-name="P84">nacionalidad (1-2) </text:p>
        </text:list-item>
        <text:list-item>
          <text:p text:style-name="P84">telefono (0-3) </text:p>
        </text:list-item>
      </text:list>
      <text:p text:style-name="P7">Atributos opcionales (nulo) </text:p>
      <text:p text:style-name="P29">El nulo (null value) es usado cuando... </text:p>
      <text:list xml:id="list3924648378" text:style-name="L45">
        <text:list-item>
          <text:p text:style-name="P85">Se desconoce el valor de un atributo para cierta entidad: </text:p>
        </text:list-item>
        <text:list-item>
          <text:p text:style-name="P85">El valor existe pero falta. </text:p>
        </text:list-item>
        <text:list-item>
          <text:p text:style-name="P85">altura [de un EMPLEADO] </text:p>
        </text:list-item>
        <text:list-item>
          <text:p text:style-name="P85">No se sabe si el valor existe o no. </text:p>
        </text:list-item>
        <text:list-item>
          <text:p text:style-name="P85">telefono [de un EMPLEADO] </text:p>
        </text:list-item>
      </text:list>
      <text:p text:style-name="P29"/>
      <text:list xml:id="list215444930746237" text:continue-numbering="true" text:style-name="L45">
        <text:list-item>
          <text:p text:style-name="P85">La entidad no tiene ningún valor aplicable para el atributo: </text:p>
        </text:list-item>
        <text:list-item>
          <text:p text:style-name="P85">fechaalquiler [PELICULA sólo en vídeo-venta (no alquiler)] </text:p>
        </text:list-item>
      </text:list>
      <text:p text:style-name="P8">Notación para atributos <text:span text:style-name="T29">mirar pax: 51/80</text:span></text:p>
      <text:p text:style-name="P8">Atributos clave </text:p>
      <text:p text:style-name="P30">Atributo con valor distinto para cada instancia de un conjunto de entidades. </text:p>
      <text:list xml:id="list3832951460" text:style-name="L46">
        <text:list-item>
          <text:p text:style-name="P86">dni en EMPLEADO </text:p>
        </text:list-item>
        <text:list-item>
          <text:p text:style-name="P87">´</text:p>
        </text:list-item>
      </text:list>
      <text:p text:style-name="P31">Una clave identifica de forma única cada entidad concreta: atributo identificador. </text:p>
      <text:p text:style-name="P31">Una clave puede estar formada por: varios atributos → clave compuesta. </text:p>
      <text:list xml:id="list2012796458" text:style-name="L47">
        <text:list-item>
          <text:p text:style-name="P88"><text:soft-page-break/>Combinación de valores distinta para cada instancia (nombre, fechanacim) en el conjunto de entidades EMPLEADO </text:p>
        </text:list-item>
        <text:list-item>
          <text:p text:style-name="P88">Una clave compuesta debe ser mínima </text:p>
        </text:list-item>
      </text:list>
      <text:p text:style-name="P31">Un conjunto de entidades puede tener más de una clave → claves candidatas. </text:p>
      <text:p text:style-name="P31">Claves o Identificadores Candidatos de EMPLEADO: </text:p>
      <text:list xml:id="list788859284" text:style-name="L48">
        <text:list-item>
          <text:p text:style-name="P89">dni</text:p>
        </text:list-item>
        <text:list-item>
          <text:p text:style-name="P89">nss</text:p>
        </text:list-item>
        <text:list-item>
          <text:p text:style-name="P89">(nombre,fechanacim)</text:p>
        </text:list-item>
      </text:list>
      <text:p text:style-name="P31">Atributo Identificador Principal (IP): </text:p>
      <text:list xml:id="list3360985998" text:style-name="L49">
        <text:list-item>
          <text:p text:style-name="P90">Clave Primaria o principal. </text:p>
        </text:list-item>
        <text:list-item>
          <text:p text:style-name="P90">Elegido (por el diseñador) de entre los identificadores candidatos (IC), para ser el medio principal de identificación de las instancias del conjunto de entidades. </text:p>
        </text:list-item>
        <text:list-item>
          <text:p text:style-name="P90">Dni en empleado</text:p>
        </text:list-item>
      </text:list>
      <text:p text:style-name="P31">Atributos Identificadores Alternativos (IA): </text:p>
      <text:list xml:id="list352181057" text:style-name="L50">
        <text:list-item>
          <text:p text:style-name="P91">Claves Candidatas o Alternativas. </text:p>
        </text:list-item>
        <text:list-item>
          <text:p text:style-name="P91">El resto de IC’s </text:p>
        </text:list-item>
        <text:list-item>
          <text:p text:style-name="P91">nss y (nombre, fechanacim) en EMPLEADO </text:p>
        </text:list-item>
      </text:list>
      <text:p text:style-name="P9">Dominio (values set) </text:p>
      <text:list xml:id="list3878411528" text:style-name="L51">
        <text:list-item>
          <text:p text:style-name="P92">Conjunto de valores de los atributos. </text:p>
        </text:list-item>
        <text:list-item>
          <text:p text:style-name="P92">Cada atributo simple está asociado a un dominio, que especifica sus valores válidos. </text:p>
        </text:list-item>
      </text:list>
      <text:p text:style-name="P9">Relación (relationship) </text:p>
      <text:p text:style-name="P31">También “interrelación”. </text:p>
      <text:p text:style-name="P31">Asociación, vínculo o correspondencia entre instancias de entidades relacionadas de alguna manera en el “mundo real”. </text:p>
      <text:list xml:id="list2243152984" text:style-name="L52">
        <text:list-item>
          <text:p text:style-name="P93">El director “Alejandro Amenábar” ha rodado la película “Mar adentro”. </text:p>
        </text:list-item>
        <text:list-item>
          <text:p text:style-name="P93">El empleado 87654321 trabaja en el local de videoclub “principal”. </text:p>
        </text:list-item>
        <text:list-item>
          <text:p text:style-name="P93">La película “El imperio contraataca” es una continuación de la película “La guerra de las galaxias”. </text:p>
        </text:list-item>
      </text:list>
      <text:p text:style-name="P9">Conjunto de relaciones (relationship set) </text:p>
      <text:p text:style-name="P31">Estructura genérica o abstracción de las relaciones existentes entre dos o más conjuntos de entidades: </text:p>
      <text:list xml:id="list827688422" text:style-name="L53">
        <text:list-item>
          <text:p text:style-name="P94">Un DIRECTOR ha rodado PELICULA’s. </text:p>
        </text:list-item>
      </text:list>
      <text:p text:style-name="P31">Sólo puede haber relaciones entre entidades. </text:p>
      <text:p text:style-name="P9">Grado de un conjunto de relaciones </text:p>
      <text:p text:style-name="P31">Número de conjuntos de entidades que participan en el conjunto de relaciones: </text:p>
      <text:list xml:id="list1288822093" text:style-name="L54">
        <text:list-item>
          <text:p text:style-name="P160"><text:span text:style-name="T14">Binaria: </text:span>grado 2 (el más frecuente). </text:p>
        </text:list-item>
        <text:list-item>
          <text:p text:style-name="P160"><text:span text:style-name="T14">Ternaria:</text:span><text:span text:style-name="T7"> gardo 3.</text:span></text:p>
        </text:list-item>
        <text:list-item>
          <text:p text:style-name="P160"><text:span text:style-name="T14">Reflexiva (o recursiva):</text:span><text:span text:style-name="T7"> grado 1 </text:span></text:p>
        </text:list-item>
      </text:list>
      <text:p text:style-name="P11">Nombres de Rol (papel) </text:p>
      <text:p text:style-name="P34">Toda entidad que participa en un conjunto de relaciones juega un papel específico en la relación </text:p>
      <text:p text:style-name="P34">Los nombres de rol se deben usar, sobre todo, en los conjuntos de relaciones reflexivos, para evitar ambigüedad </text:p>
      <text:p text:style-name="P11">Restricciones estructurales </text:p>
      <text:p text:style-name="P34">Limitan las posibles combinaciones de entidades que pueden participar en las relaciones. </text:p>
      <text:p text:style-name="P34">Extraídas de la situación real que se modela: </text:p>
      <text:list xml:id="list1989770086" text:style-name="L55">
        <text:list-item>
          <text:p text:style-name="P100">“Una película debe haber sido dirigida por uno y sólo un director” </text:p>
        </text:list-item>
        <text:list-item>
          <text:p text:style-name="P100">“Un director ha dirigido al menos una película y puede haber dirigido muchas” </text:p>
        </text:list-item>
      </text:list>
      <text:p text:style-name="P32">Tipos:</text:p>
      <text:list xml:id="list1503139400" text:style-name="L56">
        <text:list-item>
          <text:p text:style-name="P95">Restricción de cardinalidad</text:p>
        </text:list-item>
        <text:list-item>
          <text:p text:style-name="P95">Restricción de participación</text:p>
        </text:list-item>
      </text:list>
      <text:p text:style-name="P10">Restricción de Cardinalidad </text:p>
      <text:p text:style-name="P32"><text:soft-page-break/>Número máximo de instancias del conjunto de relaciones en las que puede participar una misma instancia del conjunto </text:p>
      <text:list xml:id="list4175436387" text:style-name="L57">
        <text:list-item>
          <text:p text:style-name="P96">La cardinalidad de HA_RODADO es “1 a N”. </text:p>
        </text:list-item>
        <text:list-item>
          <text:p text:style-name="P96">HA_RODADO es de tipo “1 a N”. </text:p>
        </text:list-item>
      </text:list>
      <text:p text:style-name="P32">Notación:</text:p>
      <text:list xml:id="list657825495" text:style-name="L58">
        <text:list-item>
          <text:p text:style-name="P97">Etiqueta en la línea que une entidad y relación. </text:p>
        </text:list-item>
      </text:list>
      <text:p text:style-name="P32"/>
      <text:list xml:id="list215444459670373" text:continue-numbering="true" text:style-name="L58">
        <text:list-item>
          <text:p text:style-name="P97">1:1 (“uno a uno”)</text:p>
        </text:list-item>
        <text:list-item>
          <text:p text:style-name="P97">1:N (“uno a muchos”)</text:p>
        </text:list-item>
        <text:list-item>
          <text:p text:style-name="P97">N:N (“muchos a muchos”)</text:p>
        </text:list-item>
      </text:list>
      <text:p text:style-name="P10">Restricción de Participación </text:p>
      <text:p text:style-name="P38">Especifica si toda la extensión de un conjunto de entidades participa en un conjunto de relaciones, o sólo parte de la extensión. </text:p>
      <text:p text:style-name="P38">Clases de participación:</text:p>
      <text:list xml:id="list48613619" text:style-name="L59">
        <text:list-item>
          <text:p text:style-name="P98">Participación total</text:p>
        </text:list-item>
        <text:list-item>
          <text:p text:style-name="P98">Participación parcial</text:p>
        </text:list-item>
      </text:list>
      <text:p text:style-name="P10">Participación total o parcial </text:p>
      <text:p text:style-name="P32">Notación: Líneas dobles o simples. <text:span text:style-name="T30">Mirar pax: 66/80</text:span></text:p>
      <text:p text:style-name="P10">Cardinalidad del conjunto de entidades </text:p>
      <text:p text:style-name="P33">Números mínimo y máximo de instancias del conjunto de relaciones en las que puede intervenir una instancia del conjunto de entidades. </text:p>
      <text:p text:style-name="P33">Notación: (min, max) en la línea que une entidad y relación. <text:span text:style-name="T30">Mirar pax: 68/80</text:span></text:p>
      <text:p text:style-name="P33">Significado de TRABAJA: </text:p>
      <text:list xml:id="list1685779764" text:style-name="L60">
        <text:list-item>
          <text:p text:style-name="P99">1 empleado trabaja como mínimo y como máximo en 1 DEPTO </text:p>
        </text:list-item>
        <text:list-item>
          <text:p text:style-name="P99">En 1 DEPTO trabajan como mínimo 1 EMPLEADO y como máximo N EMPLEADOS </text:p>
        </text:list-item>
      </text:list>
      <text:p text:style-name="P35">Significado de DIRIGE:</text:p>
      <text:list xml:id="list3357760521" text:style-name="L61">
        <text:list-item>
          <text:p text:style-name="P101">1 empleado dirige como mínimo 0 DEPTOS y como máximo en N DEPTOS </text:p>
        </text:list-item>
        <text:list-item>
          <text:p text:style-name="P101">1 DEPTO es dirigido como mínimo y como máximo por 1 EMPLEADO </text:p>
        </text:list-item>
      </text:list>
      <text:p text:style-name="P12">Conjunto de Entidades Débiles </text:p>
      <text:p text:style-name="P35">No tiene atributos clave propios. </text:p>
      <text:p text:style-name="P35">Una instancia se identifica por su relación con una instancia de otro conjunto de entidades (conjunto de entidades fuerte). </text:p>
      <text:p text:style-name="P35">Conjunto de relación identificador: </text:p>
      <text:list xml:id="list2102848646" text:style-name="L62">
        <text:list-item>
          <text:p text:style-name="P102">Relaciona instancias del conjunto de entidades débiles con una instancia del conjunto de entidades fuerte (regular, dominante, padre, propietaria). Por tanto, la cardinalidad es de 1 a muchos. </text:p>
        </text:list-item>
        <text:list-item>
          <text:p text:style-name="P102">La participación de la entidad débil es total. </text:p>
        </text:list-item>
        <text:list-item>
          <text:p text:style-name="P102">Depende de existencia</text:p>
        </text:list-item>
      </text:list>
      <text:p text:style-name="P35">Discriminante (o clave parcial) </text:p>
      <text:p text:style-name="P35">Atributos de la entidad débil, que identifican de forma única cada instancia, siempre que esté relacionada con una instancia del conjunto de entidades fuerte. </text:p>
      <text:p text:style-name="P35">Clave = (clave_entidad_fuerte, discriminante). </text:p>
      <text:p text:style-name="P35">No toda dependencia de existencia implica un tipo de entidad débil: mirar pax: 75/80</text:p>
      <text:p text:style-name="P35">PERMISO_CONDUCCIÓN no es débil: depende en existencia de EMPLEADO, pero tiene clave propia. </text:p>
      <text:p text:style-name="P12">Introducción al MERE </text:p>
      <text:p text:style-name="P35">Aportaciones de diversos autores al Modelo Entidad Relación «original». </text:p>
      <text:p text:style-name="P36">Permiten representar…</text:p>
      <text:list xml:id="list783692912" text:style-name="L63">
        <text:list-item>
          <text:p text:style-name="P103">Relaciones exclusivas entre sí</text:p>
        </text:list-item>
        <text:list-item>
          <text:p text:style-name="P103">Jerarquías de Especialización/Generalización. </text:p>
        </text:list-item>
        <text:list-item>
          <text:p text:style-name="P103">Agregación de entidades</text:p>
        </text:list-item>
      </text:list>
      <text:p text:style-name="P13"><text:soft-page-break/>Relaciones Exclusivas</text:p>
      <text:p text:style-name="P36">Dos (o más) tipos de relación son exclusivos, respecto de un tipo de entidad que participa en ambos, si cada instancia del tipo de entidad sólo puede participar en uno de los tipos de relación.</text:p>
      <text:p text:style-name="P13">Especialización/Generalización </text:p>
      <text:p text:style-name="P36">La jerarquía o relación que se establece entre uno y otros corresponde a la noción de “es_un” o de “es_un_tipo_de”. </text:p>
      <text:p text:style-name="P36">Estas jerarquías pueden formarse por especialización o bien por generalización. <text:s/></text:p>
      <text:p text:style-name="P13">Subtipo de un tipo de entidad </text:p>
      <text:p text:style-name="P36">Agrupación de instancias dentro de un tipo de entidad, que debe representarse explícitamente debido a su importancia para el diseño o aplicación </text:p>
      <text:list xml:id="list3817054367" text:style-name="L64">
        <text:list-item>
          <text:p text:style-name="P104">Substipos del tipo entidad VEHICULOS:</text:p>
        </text:list-item>
        <text:list-item>
          <text:p text:style-name="P104">Camión</text:p>
        </text:list-item>
        <text:list-item>
          <text:p text:style-name="P104">Turismo</text:p>
        </text:list-item>
        <text:list-item>
          <text:p text:style-name="P104">Autobús</text:p>
        </text:list-item>
        <text:list-item>
          <text:p text:style-name="P104">Ciclomotor</text:p>
        </text:list-item>
      </text:list>
      <text:p text:style-name="P36"/>
      <text:list xml:id="list215445810157469" text:continue-numbering="true" text:style-name="L64">
        <text:list-item>
          <text:p text:style-name="P104">Substipos del tipo entidad EMPLEADO:</text:p>
        </text:list-item>
        <text:list-item>
          <text:p text:style-name="P104">Secretario</text:p>
        </text:list-item>
        <text:list-item>
          <text:p text:style-name="P104">Gerente</text:p>
        </text:list-item>
        <text:list-item>
          <text:p text:style-name="P104">Comercial</text:p>
        </text:list-item>
      </text:list>
      <text:p text:style-name="P36">El tipo de entidad que se especializa en otros se llama supertipo ( VEHICULO, EMPLEADO ) </text:p>
      <text:p text:style-name="P13">Relación Supertipo/Subtipo mirar pax: 7/40 parte 2</text:p>
      <text:p text:style-name="P36">La extensión de un subtipo es un subconjunto de la extensión del supertipo: </text:p>
      <text:list xml:id="list1699880585" text:style-name="L65">
        <text:list-item>
          <text:p text:style-name="P105">Una instancia de subtipo también es instancia del supertipo y es la misma instancia, pero con un papel específico distinto. </text:p>
        </text:list-item>
        <text:list-item>
          <text:p text:style-name="P105">Una instancia no puede existir sólo por ser miembro de un subtipo: también debe ser miembro del supertipo. </text:p>
        </text:list-item>
        <text:list-item>
          <text:p text:style-name="P105">Una instancia del supertipo puede no ser miembro de ningún subtipo. </text:p>
        </text:list-item>
      </text:list>
      <text:p text:style-name="P13">Herencia de tipo </text:p>
      <text:p text:style-name="P106">Un subtipo puede tener atributos propios (específicos) y participar en relaciones por separado. </text:p>
      <text:p text:style-name="P106">Un subtipo hereda todos los atributos del supertipo, y toda relación en la que participa el supertipo: </text:p>
      <text:list xml:id="list3905350306" text:style-name="L66">
        <text:list-item>
          <text:p text:style-name="P107">Un subtipo, con sus atributos y relaciones específicos, más los atributos y relaciones que hereda del supertipo, es un tipo de entidad por derecho propio. </text:p>
        </text:list-item>
      </text:list>
      <text:p text:style-name="P162">Especialización </text:p>
      <text:p text:style-name="P106">Proceso de definición de un conjunto de subtipos de un tipo de entidad denominada supertipo de la especialización. </text:p>
      <text:p text:style-name="P106">Subtipos suelen estar definidos según característica distintiva de las entidades del supertipo: </text:p>
      <text:list xml:id="list434035630" text:style-name="L67">
        <text:list-item>
          <text:p text:style-name="P108">Discriminante de la especialización.</text:p>
        </text:list-item>
      </text:list>
      <text:p text:style-name="P106">Varias especializaciones de un tipo de entidad, con base en diferentes discriminantes. </text:p>
      <text:p text:style-name="P106">Conviene incluir relaciones subtipo/supertipo si hay... </text:p>
      <text:list xml:id="list184004468" text:style-name="L68">
        <text:list-item>
          <text:p text:style-name="P109">Atributos que sólo tienen sentido para algunas instancias de un tipo y no para todas (atributos específicos) </text:p>
        </text:list-item>
        <text:list-item>
          <text:p text:style-name="P109">especialidadMédica «no es aplicable» a CELADOR </text:p>
        </text:list-item>
      </text:list>
      <text:p text:style-name="P106"/>
      <text:list xml:id="list215444286088285" text:continue-numbering="true" text:style-name="L68">
        <text:list-item>
          <text:p text:style-name="P109">Tipos de relación en los que sólo participan algunas entidades de un tipo y no todas (relaciones específicas) </text:p>
        </text:list-item>
        <text:list-item>
          <text:p text:style-name="P109">Relación SUPERVISA entre CELADOR y SECCIÓN_HOSPITAL </text:p>
        </text:list-item>
      </text:list>
      <text:p text:style-name="P162">Generalización </text:p>
      <text:p text:style-name="P106">Proceso inverso de la especialización. </text:p>
      <text:p text:style-name="P106">Suprimir diferencias entre varios tipos de entidad: identificar atributos y relaciones comunes, y formar un supertipo que los incluya. </text:p>
      <text:p text:style-name="P13"><text:soft-page-break/>Generalización vs. Especialización </text:p>
      <text:p text:style-name="P144">Generalización</text:p>
      <text:list xml:id="list1615412220" text:style-name="L69">
        <text:list-item>
          <text:p text:style-name="P110">Énfasis en las similitudes.</text:p>
        </text:list-item>
        <text:list-item>
          <text:p text:style-name="P110">Cada instancia del supertipo es también una instancia de alguno de los subtipos.</text:p>
        </text:list-item>
      </text:list>
      <text:p text:style-name="P144">Especialización</text:p>
      <text:list xml:id="list825148626" text:style-name="L70">
        <text:list-item>
          <text:p text:style-name="P112">Énfasis en las diferencias</text:p>
        </text:list-item>
        <text:list-item>
          <text:p text:style-name="P112">Alguna instancia del supertipo puede no ser instancia de algún tipo.</text:p>
        </text:list-item>
      </text:list>
      <text:p text:style-name="P163">Restricciones sobre E/G </text:p>
      <text:p text:style-name="P111">Definición:</text:p>
      <text:list xml:id="list929268207" text:style-name="L71">
        <text:list-item>
          <text:p text:style-name="P113">¿Qué instancias del supertipo pertenecen a cada subtipo? </text:p>
        </text:list-item>
      </text:list>
      <text:p text:style-name="P111">Disyunción/Solapamiento: </text:p>
      <text:list xml:id="list3457699040" text:style-name="L72">
        <text:list-item>
          <text:p text:style-name="P114">¿A cuántos subtipos puede pertenecer (a la vez) una instancia del supertipo? </text:p>
        </text:list-item>
      </text:list>
      <text:p text:style-name="P111">Completitud/Parcialidad:</text:p>
      <text:list xml:id="list106633573" text:style-name="L73">
        <text:list-item>
          <text:p text:style-name="P115">¿Debe toda instancia del supertipo pertenecer a algún subtipo? </text:p>
        </text:list-item>
      </text:list>
      <text:p text:style-name="P163">Definición de restricciones sobre E/G </text:p>
      <text:p text:style-name="P111">Subtipos definidos por predicado (o definidos por condición): </text:p>
      <text:list xml:id="list2965312918" text:style-name="L74">
        <text:list-item>
          <text:p text:style-name="P116">Condición de pertenencia a cada subtipo con base en el valor de algún atributo del supertipo. </text:p>
        </text:list-item>
      </text:list>
      <text:p text:style-name="P111"/>
      <text:list xml:id="list215446062162353" text:continue-numbering="true" text:style-name="L74">
        <text:list-item>
          <text:p text:style-name="P116">Restricción que especifica que… </text:p>
        </text:list-item>
        <text:list-item>
          <text:p text:style-name="P116">Las instancias del subtipo deben satisfacer la condición </text:p>
        </text:list-item>
        <text:list-item>
          <text:p text:style-name="P116">Todas las instancias del supertipo que cumplen la condición, deben pertenecer al subtipo </text:p>
        </text:list-item>
      </text:list>
      <text:p text:style-name="P111">Subtipos definidos por atributo: </text:p>
      <text:list xml:id="list2509748151" text:style-name="L75">
        <text:list-item>
          <text:p text:style-name="P117">Todas los subtipos definen la condición de pertenencia en términos del mismo atributo. </text:p>
        </text:list-item>
        <text:list-item>
          <text:p text:style-name="P117">... es el discriminante de la especialización. </text:p>
        </text:list-item>
      </text:list>
      <text:p text:style-name="P111">Subtipos definidos por el usuario: </text:p>
      <text:list xml:id="list1043601233" text:style-name="L76">
        <text:list-item>
          <text:p text:style-name="P118">No existe (o no interesa definir) ninguna condición de pertenencia a los subtipos. </text:p>
        </text:list-item>
        <text:list-item>
          <text:p text:style-name="P118">El usuario, al insertar una instancia, elige a qué subtipo pertenece.</text:p>
        </text:list-item>
      </text:list>
      <text:p text:style-name="P163">Disyunción/Solapamiento </text:p>
      <text:p text:style-name="P111">Subtipos disjuntos si una instancia del supertipo puede ser miembro de, como máximo, uno de los subtipos</text:p>
      <text:p text:style-name="P111">Subtipos solapados si una instancia del supertipo puede ser, a la vez, miembro de más de un subtipo. </text:p>
      <text:p text:style-name="P163">Completitud/Parcialidad </text:p>
      <text:p text:style-name="P111">Especialización total (completa) indica que toda instancia del supertipo también debe ser instancia de algún subtipo. </text:p>
      <text:p text:style-name="P119">Especialización parcial indica que es posible que alguna instancia del supertipo no pertenezca a ninguno de los subtipos. </text:p>
      <text:p text:style-name="P119">Es la opción «por defecto». </text:p>
      <text:p text:style-name="P119">La unión de las extensiones de los subtipos no es la extensión del supertipo en su totalidad. </text:p>
      <text:p text:style-name="P164">Exclusiva y total </text:p>
      <text:p text:style-name="P119">Un empleado puede ser solamente técnico, astronauta o científico (total) y no ocupar más de un puesto (exclusiva) </text:p>
      <text:p text:style-name="P164">Exclusiva y parcial </text:p>
      <text:p text:style-name="P119">En esta BD un empleado sólo puede desempeñar una de las tres ocupaciones (exclusiva) . Además puede ser técnico, o ser astronauta, o ser científico o también desempeñar otro empleo diferente, por ejemplo, podría ser FÍSICO (parcial). </text:p>
      <text:p text:style-name="P164">Solapada y total </text:p>
      <text:p text:style-name="P119">En esta BD un empleado podría ser simultáneamente técnico, científico y astronauta o técnico y astronauta, etc. (solapada). Además puede ser solamente técnico, astronauta o científico (total). </text:p>
      <text:p text:style-name="P119"/>
      <text:p text:style-name="P164"><text:soft-page-break/>Solapada y parcial </text:p>
      <text:p text:style-name="P119">En esta BD un empleado podría ser simultáneamente técnico, científico y astronauta o técnico y astronauta, etc. (solapada). Además puede ser técnico, astronauta, científico o desempeñar otro empleo diferente (parcial). </text:p>
      <text:p text:style-name="P164">Reglas de Inserción y Eliminación </text:p>
      <text:p text:style-name="P119">Deben aplicarse a la Especialización y la Generalización, debido a las restricciones definidas Insertar una instancia en un supertipo implica insertarla en todos los subtipos definidos por predicado o por atributo, para los cuales satisface el predicado de definición. </text:p>
      <text:p text:style-name="P119">Insertar una instancia en un supertipo de una especialización total implica insertarla en, al menos, un subtipo, y, si la especialización es exclusiva, entonces la instancia se insertará en un único subtipo. </text:p>
      <text:p text:style-name="P119">Eliminar una instancia de un supertipo implica eliminarla de todos los subtipos a los que pertenece. Eliminar una instancia de un subtipo implica eliminarla del supertipo si la especialización es ... </text:p>
      <text:list xml:id="list2376811534" text:style-name="L77">
        <text:list-item>
          <text:p text:style-name="P120">Exclusive y total, o bien</text:p>
        </text:list-item>
        <text:list-item>
          <text:p text:style-name="P120">Solapada y total, y la instancia ya sólo pertenece al subtipo (se eliminó del resto). </text:p>
        </text:list-item>
      </text:list>
      <text:p text:style-name="P121">En el resto de casos, la instancia sólo se elimina del subtipo : </text:p>
      <text:list xml:id="list3430933251" text:style-name="L78">
        <text:list-item>
          <text:p text:style-name="P122">No del supertipo (lo haría el usuario, si fuese necesario). </text:p>
        </text:list-item>
      </text:list>
      <text:p text:style-name="P165">Jerarquías y Retículas </text:p>
      <text:p text:style-name="P121">Hasta ahora hemos estudiado jerarquías de especialización en las que se cumple la restricción: </text:p>
      <text:list xml:id="list1710342644" text:style-name="L79">
        <text:list-item>
          <text:p text:style-name="P123">Todo subtipo participa en sólo una relación supertipo/subtipo. </text:p>
        </text:list-item>
        <text:list-item>
          <text:p text:style-name="P123">Un subtipo tiene un único supertipo: es el concepto de árbol. </text:p>
        </text:list-item>
      </text:list>
      <text:p text:style-name="P121">En una retícula de especialización... </text:p>
      <text:list xml:id="list2481770293" text:style-name="L80">
        <text:list-item>
          <text:p text:style-name="P124">Un subtipo puede participar en varias relaciones supertipo/subtipo. </text:p>
        </text:list-item>
        <text:list-item>
          <text:p text:style-name="P124">Un subtipo puede tener más de un supertipo. </text:p>
        </text:list-item>
      </text:list>
      <text:p text:style-name="P165">Herencia Múltiple </text:p>
      <text:p text:style-name="P121">En las jerarquías de especialización: </text:p>
      <text:p text:style-name="P121">Cada subtipo hereda atributos y relaciones... </text:p>
      <text:list xml:id="list1706873947" text:style-name="L81">
        <text:list-item>
          <text:p text:style-name="P125">De su (único) supertipo directo y de sus supertipos predecesores, hasta la raíz. </text:p>
        </text:list-item>
      </text:list>
      <text:p text:style-name="P121">TITULAR hereda de DOCENTE, EMPLEADO y PERSONA </text:p>
      <text:p text:style-name="P121">En las retículas de especialización: </text:p>
      <text:p text:style-name="P121">Un subtipo hereda atributos y relaciones... </text:p>
      <text:list xml:id="list3401660357" text:style-name="L82">
        <text:list-item>
          <text:p text:style-name="P126">De sus supertipos (múltiples) directos → herencia múltiple y de todos sus supertipos predecesores, hasta la raíz. </text:p>
        </text:list-item>
      </text:list>
      <text:p text:style-name="P121">GERENTE_DE_INGENIERÍA hereda directamente de INGENIERO, GERENTE y EMPLEADO_ASALARIADO e indirectamente hereda de EMPLEADO </text:p>
      <text:p text:style-name="P121">Los subtipos compartidos dan lugar a retículas </text:p>
      <text:p text:style-name="P168"><text:span text:style-name="T9">En herencia múltiple pueden surgir conflictos al heredar atributos distintos denominados igual, </text:span></text:p>
      <text:p text:style-name="P168"><text:span text:style-name="T9">pero distintos BECARIO hereda “jornada” de dos predecesores ¡¡ !! </text:span></text:p>
      <text:p text:style-name="P168"><text:span text:style-name="T9">¿Cómo resolver esta situación?</text:span> </text:p>
      <text:list xml:id="list88103835" text:style-name="L83">
        <text:list-item>
          <text:p text:style-name="P77">Renombrar algunos de los atributos en conflicto </text:p>
        </text:list-item>
      </text:list>
      <text:p text:style-name="P127">BECARIO hereda ambos atributos:</text:p>
      <text:list xml:id="list595346318" text:style-name="L84">
        <text:list-item>
          <text:p text:style-name="P128">“jornada” corresponde a “jornada” de EMPLEADO y </text:p>
        </text:list-item>
        <text:list-item>
          <text:p text:style-name="P128">“jornadaEstudio” corresponde a “jornada” de ESTUDIANTE </text:p>
        </text:list-item>
      </text:list>
      <text:p text:style-name="P127"/>
      <text:list xml:id="list215444261941510" text:continue-numbering="true" text:style-name="L84">
        <text:list-item>
          <text:p text:style-name="P128">Definir un orden de prioridad en la herencia </text:p>
        </text:list-item>
      </text:list>
      <text:p text:style-name="P127">BECARIO hereda “jornada” de ESTUDIANTE y no de EMPLEADO.</text:p>
      <text:p text:style-name="P127"><text:span text:style-name="T22">Inhibición de la herencia </text:span></text:p>
      <text:p text:style-name="P129">Algunos modelos de datos permiten indicar que ciertos atributos del supertipo no deben ser heredados por los subtipos: </text:p>
      <text:p text:style-name="P129">“ancho” y “alto” no deberían ser heredados por el subtipo. <text:s/></text:p>
      <text:p text:style-name="P129"/>
      <text:p text:style-name="P166"><text:soft-page-break/>Redefinición de atributos heredados </text:p>
      <text:p text:style-name="P129">Si un supertipo y un subtipo tienen un atributo con el mismo nombre, se entiende que el atributo del subtipo redefine el del supertipo: </text:p>
      <text:p text:style-name="P129">Se utiliza el mismo nombre y significado semántico pero se modifica cómo se calcula o cómo se representa el valor del atributo. </text:p>
      <text:p text:style-name="P129">Tiene sentido sobre todo para atributos derivados. </text:p>
      <text:p text:style-name="P166">Tratamiento de la herencia </text:p>
      <text:p text:style-name="P129">Consideraremos que en el MERE ... </text:p>
      <text:list xml:id="list967518551" text:style-name="L85">
        <text:list-item>
          <text:p text:style-name="P130">Los subtipos heredan todos los atributos de los supertipos. Pero se permite la redefinición de atributos en los subtipos, y la inhibición de la herencia de atributos. </text:p>
        </text:list-item>
      </text:list>
      <text:p text:style-name="P129">Por tanto si se da herencia múltiple y existe conflicto de nombres, el usuario elegirá entre las dos opciones anteriores: </text:p>
      <text:list xml:id="list423315733" text:style-name="L86">
        <text:list-item>
          <text:p text:style-name="P131">Renombrar algunos atributos en conflicto, o Inhibir la herencia de algunos atributos.</text:p>
        </text:list-item>
      </text:list>
      <text:p text:style-name="P129"><text:span text:style-name="T22">Transformación de los conceptos del MERE al MR </text:span></text:p>
      <text:p text:style-name="P132">Se permiten diferentes opciones: </text:p>
      <text:list xml:id="list460401484" text:style-name="L87">
        <text:list-item>
          <text:p text:style-name="P133">OPCIÓN I: Para cualquier caso de especialización/generalización.</text:p>
        </text:list-item>
      </text:list>
      <text:p text:style-name="P132">Para cada subtipo se crea una nueva relación (tabla), que incluye los atributos específicos del subtipo y la clave primaria del supertipo al que pertenece. Para cada supertipo se crea una nueva relación (tabla), que incluye sus atributos. </text:p>
      <text:list xml:id="list3132802728" text:style-name="L88">
        <text:list-item>
          <text:p text:style-name="P134">OPCIÓN II: Si hay especialización exclusiva total. </text:p>
        </text:list-item>
      </text:list>
      <text:p text:style-name="P132">Crear una relación para cada subtipo, incluyendo los atributos específicos y los atributos del supertipo. </text:p>
      <text:list xml:id="list3620523535" text:style-name="L89">
        <text:list-item>
          <text:p text:style-name="P135">OPCIÓN III: Si hay especialización exclusiva parcial. </text:p>
        </text:list-item>
      </text:list>
      <text:p text:style-name="P132">Crear una única relación, incluyendo los atributos específicos y los atributos del supertipo, además de un atributo que indique el subtipo a que pertenece la tupla. </text:p>
      <text:list xml:id="list3073652583" text:style-name="L90">
        <text:list-item>
          <text:p text:style-name="P136">OPCIÓN IV: Si hay especialización solapada. </text:p>
        </text:list-item>
      </text:list>
      <text:p text:style-name="P132">Crear una única relación, incluyendo los atributos específicos y los atributos del supertipo, además de un atributo por cada subtipo, que estará a 1 si la tupla pertenece a ese subtipo.</text:p>
      <text:p text:style-name="P132"><text:span text:style-name="T22">Algoritmo de Transformación entre ER y relacional </text:span></text:p>
      <text:p text:style-name="P132">1.- Los conjuntos de entidades se transforman en relaciones (tablas), eligiendo una de las claves candidatas como clave primaria. </text:p>
      <text:p text:style-name="P132">2.- Los conjuntos de entidades débiles se transforman en relaciones (tablas). Su clave primaria se obtiene como combinación del discriminante y la clave del conjunto de entidades dominante. </text:p>
      <text:p text:style-name="P132">3.- Las relaciones binarias “1 a 1” se resuelven introduciendo una clave externa en una de las entidades relacionadas. </text:p>
      <text:p text:style-name="P132">4.- Las relaciones binarias “1 a Muchos” se resuelven introduciendo la clave externa en el lado “muchos” de la relación. </text:p>
      <text:p text:style-name="P132">5.- Las relaciones binarias de “muchos a muchos” generan siempre una relación adicional, cuya clave es la combinación de las claves de las entidades participantes. </text:p>
      <text:p text:style-name="P132">6.- Los atributos multivaluados generan relaciones, cuya clave se compone de la de la entidad y del valor del atributo. </text:p>
      <text:p text:style-name="P132">7.- Las relaciones n-arias derivan en relaciones. </text:p>
      <text:p text:style-name="P132">8.- Los atributos compuestos se representan mediante los valores de sus componentes simples. </text:p>
      <text:p text:style-name="P132"><text:span text:style-name="T26">TEMA 3</text:span></text:p>
      <text:p text:style-name="P132"><text:span text:style-name="T33">Ejemplo “Base de datos de coches”: servirá como seguimiento de los coches y los propietarios que estos tienen a lo largo de toda su vida útil. </text:span></text:p>
      <text:p text:style-name="P132"><text:span text:style-name="T32">ANÁLISIS DE REQUISITOS: </text:span></text:p>
      <text:p text:style-name="P132"><text:span text:style-name="T33">Tras la fase de recopilación de requisitos y análisis, los diseñadores de la BD proporcionan la siguiente descripción del minimundo (los requisitos de datos): </text:span></text:p>
      <text:list xml:id="list1846823327" text:style-name="L91">
        <text:list-item>
          <text:p text:style-name="P137">Se almacenará el nombre, DNI, dirección y fecha de nacimiento de cada propietario. </text:p>
        </text:list-item>
        <text:list-item>
          <text:p text:style-name="P137"><text:soft-page-break/>Se almacenará la matrícula, número de bastidor, marca, modelo, potencia y color de cada coche. </text:p>
        </text:list-item>
        <text:list-item>
          <text:p text:style-name="P137">En el momento de agregar un coche a la BD puede conocerse o no su matrícula, aunque sí el no de bastidor </text:p>
        </text:list-item>
        <text:list-item>
          <text:p text:style-name="P137">Cada propietario puede poseer 1 o varios coches. </text:p>
        </text:list-item>
        <text:list-item>
          <text:p text:style-name="P137">Cada coche pertenece a 1 o a varios propietarios. </text:p>
        </text:list-item>
      </text:list>
      <text:p text:style-name="P145">DISEÑO CONCEPTUAL: </text:p>
      <text:p text:style-name="P132">Se crea un esquema conceptual para la BD mediante un MD conceptual de alto nivel. </text:p>
      <text:p text:style-name="P132">Se utilizan conceptos como entidades, relaciones, restricciones, pero no se incluyen detalles de implementación. </text:p>
      <text:p text:style-name="P145">DISEÑO LÓGICO: </text:p>
      <text:p text:style-name="P132">Se implementa la BD en un SGBD comercial. Se utilizará el MD Lógico proporcionado por el SGBD. Será necesario transformar el MD Conceptual a un MD Lógico. </text:p>
      <text:p text:style-name="P132">Los conceptos utilizados son propios del MD implementado por el SGBD. </text:p>
      <text:p text:style-name="P132">Tras la transformación, se obtiene el esquema lógico de la BD. </text:p>
      <text:p text:style-name="P145">DISEÑO FÍSICO: </text:p>
      <text:p text:style-name="P132">Se especifican las estructuras de almacenamiento interno, los índices, las rutas de acceso, organización de los ficheros de la BD, etc. </text:p>
      <text:p text:style-name="P132">Los conceptos que se utilizan son propios del SGDB. </text:p>
      <text:p text:style-name="P132">Como resultado se obtendrá esquema interno de la BD. </text:p>
      <text:p text:style-name="P167">Orígenes del MR </text:p>
      <text:p text:style-name="P132">Propuesto por Codd en un artículo publicado en la ACM en 1970. </text:p>
      <text:p text:style-name="P132">Los objetivos que perseguía con su nuevo modelo eran: </text:p>
      <text:list xml:id="list454630886" text:style-name="L92">
        <text:list-item>
          <text:p text:style-name="P138">Indepedencia Lógica</text:p>
        </text:list-item>
        <text:list-item>
          <text:p text:style-name="P138">Independencia Física</text:p>
        </text:list-item>
        <text:list-item>
          <text:p text:style-name="P138">Flexibilidad</text:p>
        </text:list-item>
        <text:list-item>
          <text:p text:style-name="P138">Uniformidad</text:p>
        </text:list-item>
        <text:list-item>
          <text:p text:style-name="P138">Sencillez</text:p>
        </text:list-item>
      </text:list>
      <text:p text:style-name="P139">Se basa en dos ramas de las matemáticas: </text:p>
      <text:list xml:id="list2391234602" text:style-name="L93">
        <text:list-item>
          <text:p text:style-name="P140">Teoría de conjuntos</text:p>
        </text:list-item>
        <text:list-item>
          <text:p text:style-name="P140">Lógica de predicados de primer orden </text:p>
        </text:list-item>
      </text:list>
      <text:p text:style-name="P139">El tener una base matemática lo convierte en un modelo seguro, robusto, fiable y predecible. </text:p>
      <text:p text:style-name="P139"><text:span text:style-name="T31">Modelo de Datos:</text:span> conjunto de conceptos que sirven para describir, en distintos niveles de abstracción, la estructura (esquema) de una BD. Es decir, los tipos de datos, relaciones y restricciones que han de cumplirse, así como las operaciones para consultar y actualizar los datos. </text:p>
      <text:p text:style-name="P139"/>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0T21:35:55.698000000</meta:creation-date>
    <dc:date>2023-11-14T21:54:43.915000000</dc:date>
    <meta:editing-duration>PT28M36S</meta:editing-duration>
    <meta:editing-cycles>6</meta:editing-cycles>
    <meta:generator>LibreOffice/7.3.0.3$Windows_X86_64 LibreOffice_project/0f246aa12d0eee4a0f7adcefbf7c878fc2238db3</meta:generator>
    <meta:document-statistic meta:table-count="0" meta:image-count="0" meta:object-count="0" meta:page-count="15" meta:paragraph-count="584" meta:word-count="5848" meta:character-count="36469" meta:non-whitespace-character-count="31047"/>
  </office:meta>
</office:document-meta>
</file>